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bf0041" draw:fill-color="#e0c2cd" draw:textarea-horizontal-align="justify" draw:textarea-vertical-align="middle" draw:auto-grow-height="false" fo:min-height="1.339cm" fo:min-width="2.676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0.385cm" fo:min-width="2.357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7" style:family="graphic" style:parent-style-name="standard">
      <style:graphic-properties svg:stroke-color="#b85c00" draw:fill-color="#ffdbb6" draw:textarea-horizontal-align="justify" draw:textarea-vertical-align="middle" draw:auto-grow-height="false" fo:min-height="0.424cm" fo:min-width="1.296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10" style:family="graphic" style:parent-style-name="standard">
      <style:graphic-properties svg:stroke-color="#b85c00" draw:fill-color="#ffffff" draw:textarea-horizontal-align="justify" draw:textarea-vertical-align="middle" draw:auto-grow-height="false" fo:min-height="0.424cm" fo:min-width="1.74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465a4" draw:fill-color="#ffffff" draw:textarea-horizontal-align="justify" draw:textarea-vertical-align="top" draw:auto-grow-height="false" fo:min-height="2.925cm" fo:min-width="12.2cm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ot_20__28_Rounded_29_" svg:stroke-color="#999999" svg:stroke-linecap="round" draw:fill-color="#ffffff" draw:textarea-horizontal-align="justify" draw:textarea-vertical-align="top" draw:auto-grow-height="false" fo:min-height="1.337cm" fo:min-width="9.342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0.702cm" fo:min-width="5.21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385cm" fo:min-width="5.21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6" style:family="graphic" style:parent-style-name="standard">
      <style:graphic-properties svg:stroke-color="#069a2e" draw:fill-color="#dde8cb"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Arrowheads_20_113" draw:marker-end-width="0.3cm" draw:fill="none" draw:textarea-vertical-align="middle" loext:decorative="false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33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0.199cm" fo:min-width="0cm" loext:decorative="false"/>
    </style:style>
    <style:style style:name="gr36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40" style:family="graphic" style:parent-style-name="standard">
      <style:graphic-properties draw:fill-color="#dee6ef" draw:textarea-horizontal-align="justify" draw:textarea-vertical-align="middle" draw:auto-grow-height="false" fo:min-height="1.021cm" fo:min-width="3.31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44" style:family="graphic" style:parent-style-name="standard">
      <style:graphic-properties draw:fill-color="#dee6ef" draw:textarea-horizontal-align="justify" draw:textarea-vertical-align="middle" draw:auto-grow-height="false" fo:min-height="1.971cm" fo:min-width="3.31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dee6ef" draw:textarea-horizontal-align="justify" draw:textarea-vertical-align="middle" draw:auto-grow-height="false" fo:min-height="0.703cm" fo:min-width="2.04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18" draw:marker-end-width="0.3cm" draw:fill="none" draw:textarea-vertical-align="middle" loext:decorative="false"/>
      <style:paragraph-properties style:writing-mode="lr-tb"/>
    </style:style>
    <style:style style:name="gr49" style:family="graphic" style:parent-style-name="objectwithoutfill">
      <style:graphic-properties draw:marker-end="Arrowheads_20_20" draw:marker-end-width="0.3cm" draw:fill="none" draw:textarea-vertical-align="middle" loext:decorative="false"/>
      <style:paragraph-properties style:writing-mode="lr-tb"/>
    </style:style>
    <style:style style:name="gr50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28" draw:marker-end-width="0.3cm" draw:fill="none" draw:textarea-vertical-align="top" loext:decorative="false"/>
      <style:paragraph-properties style:writing-mode="lr-tb"/>
    </style:style>
    <style:style style:name="gr53" style:family="graphic" style:parent-style-name="standard">
      <style:graphic-properties draw:fill-color="#dee6ef" draw:textarea-horizontal-align="justify" draw:textarea-vertical-align="middle" draw:auto-grow-height="false" fo:min-height="0.199cm" fo:min-width="1.296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32" draw:marker-end-width="0.3cm" draw:fill="none" draw:textarea-vertical-align="top" loext:decorative="false"/>
      <style:paragraph-properties style:writing-mode="lr-tb"/>
    </style:style>
    <style:style style:name="gr58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385cm" fo:min-width="4.491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ffffff" draw:textarea-horizontal-align="justify" draw:textarea-vertical-align="middle" draw:auto-grow-height="false" fo:min-height="0.702cm" fo:min-width="4.262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dee6ef"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dee6ef" draw:textarea-horizontal-align="justify" draw:textarea-vertical-align="middle" draw:auto-grow-height="false" fo:min-height="0.703cm" fo:min-width="2.676cm" style:writing-mode="lr-tb" loext:decorative="false"/>
      <style:paragraph-properties style:writing-mode="lr-tb"/>
    </style:style>
    <style:style style:name="gr64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22" draw:marker-end-width="0.3cm" draw:fill="none" draw:textarea-vertical-align="middle" loext:decorative="false"/>
      <style:paragraph-properties style:writing-mode="lr-tb"/>
    </style:style>
    <style:style style:name="gr66" style:family="graphic" style:parent-style-name="standard">
      <style:graphic-properties draw:fill-color="#dee6ef" draw:textarea-horizontal-align="justify" draw:textarea-vertical-align="middle" draw:auto-grow-height="false" fo:min-height="1.179cm" fo:min-width="3.945cm" style:writing-mode="lr-tb" loext:decorative="false"/>
      <style:paragraph-properties style:writing-mode="lr-tb"/>
    </style:style>
    <style:style style:name="gr67" style:family="graphic" style:parent-style-name="objectwithoutfill">
      <style:graphic-properties draw:marker-end="Arrowheads_20_23" draw:marker-end-width="0.3cm" draw:fill="none" draw:textarea-vertical-align="middle" loext:decorative="false"/>
      <style:paragraph-properties style:writing-mode="lr-tb"/>
    </style:style>
    <style:style style:name="gr68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70" style:family="graphic" style:parent-style-name="standard">
      <style:graphic-properties svg:stroke-color="#069a2e" draw:fill-color="#dde8cb" draw:textarea-horizontal-align="justify" draw:textarea-vertical-align="middle" draw:auto-grow-height="false" fo:min-height="0.703cm" fo:min-width="2.359cm" style:writing-mode="lr-tb" loext:decorative="false"/>
      <style:paragraph-properties style:writing-mode="lr-tb"/>
    </style:style>
    <style:style style:name="gr71" style:family="graphic" style:parent-style-name="objectwithoutfill">
      <style:graphic-properties draw:marker-end="Arrowheads_20_116" draw:marker-end-width="0.3cm" draw:fill="none" draw:textarea-vertical-align="middle" loext:decorative="false"/>
      <style:paragraph-properties style:writing-mode="lr-tb"/>
    </style:style>
    <style:style style:name="gr72" style:family="graphic" style:parent-style-name="standard">
      <style:graphic-properties svg:stroke-color="#069a2e" draw:fill-color="#dde8cb"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73" style:family="graphic" style:parent-style-name="objectwithoutfill">
      <style:graphic-properties draw:marker-end="Arrowheads_20_117" draw:marker-end-width="0.3cm" draw:fill="none" draw:textarea-vertical-align="top" loext:decorative="false"/>
      <style:paragraph-properties style:writing-mode="lr-tb"/>
    </style:style>
    <style:style style:name="gr74" style:family="graphic" style:parent-style-name="objectwithoutfill">
      <style:graphic-properties draw:marker-end="Arrowheads_20_118" draw:marker-end-width="0.3cm" draw:fill="none" draw:textarea-vertical-align="middle" loext:decorative="false"/>
      <style:paragraph-properties style:writing-mode="lr-tb"/>
    </style:style>
    <style:style style:name="gr75" style:family="graphic" style:parent-style-name="objectwithoutfill">
      <style:graphic-properties draw:marker-end="Arrowheads_20_119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120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385cm" fo:min-width="3.627cm" style:writing-mode="lr-tb" loext:decorative="false"/>
      <style:paragraph-properties style:writing-mode="lr-tb"/>
    </style:style>
    <style:style style:name="gr86" style:family="graphic" style:parent-style-name="objectwithoutfill">
      <style:graphic-properties draw:marker-end="Arrowheads_20_108" draw:marker-end-width="0.3cm" draw:fill="none" draw:textarea-vertical-align="middle" loext:decorative="false"/>
    </style:style>
    <style:style style:name="gr87" style:family="graphic" style:parent-style-name="standard">
      <style:graphic-properties draw:fill-color="#dee6ef" draw:textarea-horizontal-align="justify" draw:textarea-vertical-align="middle" draw:auto-grow-height="false" fo:min-height="0.703cm" fo:min-width="2.199cm" style:writing-mode="lr-tb" loext:decorative="false"/>
      <style:paragraph-properties style:writing-mode="lr-tb"/>
    </style:style>
    <style:style style:name="gr88" style:family="graphic" style:parent-style-name="standard">
      <style:graphic-properties svg:stroke-color="#069a2e" draw:fill-color="#dde8cb" draw:textarea-horizontal-align="justify" draw:textarea-vertical-align="middle" draw:auto-grow-height="false" fo:min-height="0.703cm" fo:min-width="2.199cm" style:writing-mode="lr-tb" loext:decorative="false"/>
      <style:paragraph-properties style:writing-mode="lr-tb"/>
    </style:style>
    <style:style style:name="gr89" style:family="graphic" style:parent-style-name="objectwithoutfill">
      <style:graphic-properties draw:marker-end="Arrowheads_20_37" draw:marker-end-width="0.3cm" draw:fill="none" draw:textarea-vertical-align="top" loext:decorative="false"/>
      <style:paragraph-properties style:writing-mode="lr-tb"/>
    </style:style>
    <style:style style:name="gr90" style:family="graphic" style:parent-style-name="objectwithoutfill">
      <style:graphic-properties draw:marker-end="Arrowheads_20_38" draw:marker-end-width="0.3cm" draw:fill="none" draw:textarea-vertical-align="top" loext:decorative="false"/>
      <style:paragraph-properties style:writing-mode="lr-tb"/>
    </style:style>
    <style:style style:name="gr91" style:family="graphic" style:parent-style-name="objectwithoutfill">
      <style:graphic-properties draw:marker-end="Arrowheads_20_40" draw:marker-end-width="0.3cm" draw:fill="none" draw:textarea-vertical-align="middle" loext:decorative="false"/>
      <style:paragraph-properties style:writing-mode="lr-tb"/>
    </style:style>
    <style:style style:name="gr92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93" style:family="graphic" style:parent-style-name="standard">
      <style:graphic-properties svg:stroke-color="#069a2e" draw:fill-color="#dde8cb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94" style:family="graphic" style:parent-style-name="objectwithoutfill">
      <style:graphic-properties draw:marker-end="Arrowheads_20_42" draw:marker-end-width="0.3cm" draw:fill="none" draw:textarea-vertical-align="middle" loext:decorative="false"/>
      <style:paragraph-properties style:writing-mode="lr-tb"/>
    </style:style>
    <style:style style:name="gr95" style:family="graphic" style:parent-style-name="objectwithoutfill">
      <style:graphic-properties draw:marker-end="Arrowheads_20_43" draw:marker-end-width="0.3cm" draw:fill="none" draw:textarea-vertical-align="middle" loext:decorative="false"/>
      <style:paragraph-properties style:writing-mode="lr-tb"/>
    </style:style>
    <style:style style:name="gr96" style:family="graphic" style:parent-style-name="objectwithoutfill">
      <style:graphic-properties draw:marker-end="Arrowheads_20_93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96" draw:marker-end-width="0.3cm" draw:fill="none" draw:textarea-vertical-align="top" loext:decorative="false"/>
      <style:paragraph-properties style:writing-mode="lr-tb"/>
    </style:style>
    <style:style style:name="gr99" style:family="graphic" style:parent-style-name="objectwithoutfill">
      <style:graphic-properties draw:marker-end="Arrowheads_20_97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99" draw:marker-end-width="0.3cm" draw:fill="none" draw:textarea-vertical-align="middle" loext:decorative="false"/>
    </style:style>
    <style:style style:name="gr101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102" style:family="graphic" style:parent-style-name="objectwithoutfill">
      <style:graphic-properties draw:marker-end="Arrowheads_20_102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106" draw:marker-end-width="0.3cm" draw:fill="none" draw:textarea-vertical-align="top" loext:decorative="false"/>
      <style:paragraph-properties style:writing-mode="lr-tb"/>
    </style:style>
    <style:style style:name="gr104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6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7" style:family="graphic" style:parent-style-name="standard">
      <style:graphic-properties draw:fill-color="#dee6ef" draw:textarea-horizontal-align="justify" draw:textarea-vertical-align="middle" draw:auto-grow-height="false" fo:min-height="0.544cm" fo:min-width="2.04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dee6ef" draw:textarea-horizontal-align="justify" draw:textarea-vertical-align="middle" draw:auto-grow-height="false" fo:min-height="0.701cm" fo:min-width="3.31cm" style:writing-mode="lr-tb" loext:decorative="false"/>
      <style:paragraph-properties style:writing-mode="lr-tb"/>
    </style:style>
    <style:style style:name="gr109" style:family="graphic" style:parent-style-name="standard">
      <style:graphic-properties draw:fill-color="#dee6ef"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110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70" draw:marker-end-width="0.3cm" draw:fill="none" draw:textarea-vertical-align="top" loext:decorative="false"/>
      <style:paragraph-properties style:writing-mode="lr-tb"/>
    </style:style>
    <style:style style:name="gr112" style:family="graphic" style:parent-style-name="objectwithoutfill">
      <style:graphic-properties draw:marker-end="Arrowheads_20_71" draw:marker-end-width="0.3cm" draw:fill="none" draw:textarea-vertical-align="top" loext:decorative="false"/>
      <style:paragraph-properties style:writing-mode="lr-tb"/>
    </style:style>
    <style:style style:name="gr113" style:family="graphic" style:parent-style-name="objectwithoutfill">
      <style:graphic-properties draw:marker-end="Arrowheads_20_73" draw:marker-end-width="0.3cm" draw:fill="none" draw:textarea-vertical-align="middle" loext:decorative="false"/>
      <style:paragraph-properties style:writing-mode="lr-tb"/>
    </style:style>
    <style:style style:name="gr114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115" style:family="graphic" style:parent-style-name="objectwithoutfill">
      <style:graphic-properties draw:marker-end="Arrowheads_20_75" draw:marker-end-width="0.3cm" draw:fill="none" draw:textarea-vertical-align="top" loext:decorative="false"/>
      <style:paragraph-properties style:writing-mode="lr-tb"/>
    </style:style>
    <style:style style:name="gr116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117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79" draw:marker-end-width="0.3cm" draw:fill="none" draw:textarea-vertical-align="top" loext:decorative="false"/>
      <style:paragraph-properties style:writing-mode="lr-tb"/>
    </style:style>
    <style:style style:name="gr119" style:family="graphic" style:parent-style-name="objectwithoutfill">
      <style:graphic-properties draw:marker-end="Arrowheads_20_80" draw:marker-end-width="0.3cm" draw:fill="none" draw:textarea-vertical-align="top" loext:decorative="false"/>
      <style:paragraph-properties style:writing-mode="lr-tb"/>
    </style:style>
    <style:style style:name="gr120" style:family="graphic" style:parent-style-name="objectwithoutfill">
      <style:graphic-properties draw:marker-end="Arrowheads_20_81" draw:marker-end-width="0.3cm" draw:fill="none" draw:textarea-vertical-align="middle" loext:decorative="false"/>
    </style:style>
    <style:style style:name="gr121" style:family="graphic" style:parent-style-name="objectwithoutfill">
      <style:graphic-properties draw:marker-end="Arrowheads_20_82" draw:marker-end-width="0.3cm" draw:fill="none" draw:textarea-vertical-align="middle" loext:decorative="false"/>
    </style:style>
    <style:style style:name="gr122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123" style:family="graphic" style:parent-style-name="objectwithoutfill">
      <style:graphic-properties draw:marker-end="Arrowheads_20_85" draw:marker-end-width="0.3cm" draw:fill="none" draw:textarea-vertical-align="middle" loext:decorative="false"/>
    </style:style>
    <style:style style:name="gr124" style:family="graphic" style:parent-style-name="objectwithoutfill">
      <style:graphic-properties draw:marker-end="Arrowheads_20_86" draw:marker-end-width="0.3cm" draw:fill="none" draw:textarea-vertical-align="middle" loext:decorative="false"/>
    </style:style>
    <style:style style:name="gr125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126" style:family="graphic" style:parent-style-name="standard">
      <style:graphic-properties draw:fill-color="#dee6ef" draw:textarea-horizontal-align="justify" draw:textarea-vertical-align="middle" draw:auto-grow-height="false" fo:min-height="0.544cm" fo:min-width="2.359cm" style:writing-mode="lr-tb" loext:decorative="false"/>
      <style:paragraph-properties style:writing-mode="lr-tb"/>
    </style:style>
    <style:style style:name="gr127" style:family="graphic" style:parent-style-name="objectwithoutfill">
      <style:graphic-properties draw:marker-end="Arrowheads_20_109" draw:marker-end-width="0.3cm" draw:fill="none" draw:textarea-vertical-align="top" loext:decorative="false"/>
      <style:paragraph-properties style:writing-mode="lr-tb"/>
    </style:style>
    <style:style style:name="gr128" style:family="graphic" style:parent-style-name="objectwithoutfill">
      <style:graphic-properties draw:marker-end="Arrowheads_20_111" draw:marker-end-width="0.3cm" draw:fill="none" draw:textarea-vertical-align="top" loext:decorative="false"/>
      <style:paragraph-properties style:writing-mode="lr-tb"/>
    </style:style>
    <style:style style:name="gr129" style:family="graphic" style:parent-style-name="objectwithoutfill">
      <style:graphic-properties draw:marker-end="Arrowheads_20_18" draw:marker-end-width="0.3cm" draw:fill="none" draw:textarea-vertical-align="top" loext:decorative="false"/>
      <style:paragraph-properties style:writing-mode="lr-tb"/>
    </style:style>
    <style:style style:name="gr130" style:family="graphic" style:parent-style-name="objectwithoutfill">
      <style:graphic-properties draw:marker-end="Arrowheads_20_20" draw:marker-end-width="0.3cm" draw:fill="none" draw:textarea-vertical-align="top" loext:decorative="false"/>
      <style:paragraph-properties style:writing-mode="lr-tb"/>
    </style:style>
    <style:style style:name="gr131" style:family="graphic" style:parent-style-name="objectwithoutfill">
      <style:graphic-properties draw:marker-end="Arrowheads_20_90" draw:marker-end-width="0.3cm" draw:fill="none" draw:textarea-vertical-align="middle" loext:decorative="false"/>
      <style:paragraph-properties style:writing-mode="lr-tb"/>
    </style:style>
    <style:style style:name="gr132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133" style:family="graphic" style:parent-style-name="objectwithoutfill">
      <style:graphic-properties draw:marker-end="Arrowheads_20_92" draw:marker-end-width="0.3cm" draw:fill="none" draw:textarea-vertical-align="bottom" loext:decorative="false"/>
      <style:paragraph-properties style:writing-mode="lr-tb"/>
    </style:style>
    <style:style style:name="P1" style:family="paragraph">
      <style:paragraph-properties fo:text-align="center"/>
      <style:text-properties fo:font-size="10pt"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size="10pt" fo:font-weight="bold" style:font-weight-asian="bold" style:font-weight-complex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e0c2cd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dee6ef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dbb6"/>
      <style:paragraph-properties fo:text-align="center" style:writing-mode="lr-tb"/>
      <style:text-properties fo:font-size="10pt"/>
    </style:style>
    <style:style style:name="P10" style:family="paragraph">
      <style:paragraph-properties fo:text-align="start"/>
      <style:text-properties fo:font-size="12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start" style:writing-mode="lr-tb"/>
      <style:text-properties fo:font-size="12pt" fo:font-weight="bold" style:font-weight-asian="bold" style:font-weight-complex="bold"/>
    </style:style>
    <style:style style:name="P12" style:family="paragraph">
      <style:paragraph-properties fo:text-align="start"/>
      <style:text-properties fo:color="#333333" loext:opacity="100%"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-color="#ffffff"/>
      <style:paragraph-properties fo:text-align="start" style:writing-mode="lr-tb"/>
      <style:text-properties fo:color="#333333" loext:opacity="100%" fo:font-size="12pt" fo:font-style="italic" style:font-size-asian="12pt" style:font-style-asian="italic" style:font-size-complex="12pt" style:font-style-complex="italic"/>
    </style:style>
    <style:style style:name="P14" style:family="paragraph">
      <loext:graphic-properties draw:fill-color="#dde8cb"/>
      <style:paragraph-properties fo:text-align="center" style:writing-mode="lr-tb"/>
      <style:text-properties fo:font-size="10pt"/>
    </style:style>
    <style:style style:name="P15" style:family="paragraph">
      <loext:graphic-properties draw:fill-color="#dee6ef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1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-color="#dee6e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  <style:text-properties fo:font-size="10pt" fo:background-color="#ffffff" style:font-size-asian="10pt" style:font-size-complex="10pt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color="#333333" loext:opacity="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0pt" fo:background-color="#ffffff" style:font-size-asian="10pt" style:font-size-complex="10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0.952cm" svg:x="7.35cm" svg:y="10.209cm">
          <text:p text:style-name="P1"><text:span text:style-name="T1">Overall Program / Interrupt Harnes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81cm" svg:height="0.635cm" svg:x="4.81cm" svg:y="16.875cm">
          <text:p text:style-name="P3"><text:span text:style-name="T2">Call Mai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3.175cm" svg:height="1.588cm" svg:x="9.438cm" svg:y="16.557cm">
          <text:p text:style-name="P5"><text:span text:style-name="T3">Keyboard Interrupt?</text:span></text:p>
          <draw:enhanced-geometry svg:viewBox="0 0 21600 21600" draw:text-areas="0 0 21600 21600" draw:type="chevron" draw:modifiers="17281.360201511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xml:id="id2" draw:id="id2" draw:layer="layout" svg:width="2.857cm" svg:height="0.635cm" svg:x="11.795cm" svg:y="19.097cm">
          <text:p text:style-name="P3"><text:span text:style-name="T2">Exit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2.613cm" svg:y1="17.351cm" svg:x2="13.223cm" svg:y2="19.097cm" draw:start-shape="id1" draw:start-glue-point="1" draw:end-shape="id2" draw:end-glue-point="0" svg:d="M12613 17351h610v1746" svg:viewBox="0 0 611 1747">
          <text:p/>
        </draw:connector>
        <draw:custom-shape draw:style-name="gr2" draw:text-style-name="P4" xml:id="id3" draw:id="id3" draw:layer="layout" svg:width="3.81cm" svg:height="0.635cm" svg:x="4.81cm" svg:y="14.652cm">
          <text:p text:style-name="P3"><text:span text:style-name="T2">Setup Constant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6.715cm" svg:y1="15.287cm" svg:x2="6.715cm" svg:y2="16.875cm" draw:start-shape="id3" draw:start-glue-point="2" draw:end-shape="id4" draw:end-glue-point="0" svg:d="M6715 15287v1588" svg:viewBox="0 0 1 1589">
          <text:p/>
        </draw:connector>
        <draw:custom-shape draw:style-name="gr7" draw:text-style-name="P9" xml:id="id5" draw:id="id5" draw:layer="layout" svg:width="2.54cm" svg:height="0.952cm" svg:x="5.445cm" svg:y="12.748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svg:x1="6.715cm" svg:y1="13.7cm" svg:x2="6.715cm" svg:y2="14.652cm" draw:start-shape="id5" draw:start-glue-point="8" draw:end-shape="id3" draw:end-glue-point="0" svg:d="M6715 13700v952" svg:viewBox="0 0 1 953">
          <text:p/>
        </draw:connector>
        <draw:custom-shape draw:style-name="gr7" draw:text-style-name="P9" xml:id="id6" draw:id="id6" draw:layer="layout" svg:width="2.54cm" svg:height="0.952cm" svg:x="11.953cm" svg:y="21.003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3.223cm" svg:y1="19.732cm" svg:x2="13.223cm" svg:y2="21.003cm" draw:start-shape="id2" draw:start-glue-point="2" draw:end-shape="id6" draw:end-glue-point="4" svg:d="M13223 19732v1271" svg:viewBox="0 0 1 1272">
          <text:p/>
        </draw:connector>
        <draw:custom-shape draw:style-name="gr10" draw:text-style-name="P4" draw:layer="layout" svg:width="3.175cm" svg:height="0.952cm" svg:x="5.128cm" svg:y="18.463cm">
          <text:p text:style-name="P3"><text:span text:style-name="T2">Does Not Term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12.7cm" svg:height="3.175cm" svg:x="1cm" svg:y="1cm">
          <text:p text:style-name="P10"><text:span text:style-name="T4">CSD325: Advanced Python</text:span></text:p>
          <text:p text:style-name="P10"><text:span text:style-name="T4">Module 6.2 Assignment: Forest Fire Simulation Program and Revised Flowchart</text:span></text:p>
          <text:p text:style-name="P10"><text:span text:style-name="T4"/></text:p>
          <text:p text:style-name="P10"><text:span text:style-name="T4">Isaac Ellingson, Sara White</text:span></text:p>
          <text:p text:style-name="P10"><text:span text:style-name="T4">11/15/2025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842cm" svg:height="1.587cm" svg:x="5.127cm" svg:y="6.08cm">
          <text:p text:style-name="P12"><text:span text:style-name="T5">Changes are indicated in green on pages 2, 5, and 7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9" xml:id="id7" draw:id="id7" draw:layer="layout" svg:width="2.54cm" svg:height="0.952cm" svg:x="9.254cm" svg:y="4.493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8" draw:id="id8" draw:layer="layout" svg:width="3.81cm" svg:height="0.952cm" svg:x="8.619cm" svg:y="6.398cm">
          <text:p text:style-name="P3"><text:span text:style-name="T2">Set WIDTH to 79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9" draw:id="id9" draw:layer="layout" svg:width="3.81cm" svg:height="0.952cm" svg:x="8.619cm" svg:y="7.985cm">
          <text:p text:style-name="P3"><text:span text:style-name="T2">Set HEIGHT to 2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0" draw:id="id10" draw:layer="layout" svg:width="3.81cm" svg:height="0.952cm" svg:x="8.619cm" svg:y="9.574cm">
          <text:p text:style-name="P3"><text:span text:style-name="T2">Set TREE to ‘A’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1" draw:id="id11" draw:layer="layout" svg:width="3.81cm" svg:height="0.952cm" svg:x="8.619cm" svg:y="11.161cm">
          <text:p text:style-name="P3"><text:span text:style-name="T2">Set FIRE to ‘@’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12" draw:id="id12" draw:layer="layout" svg:width="3.81cm" svg:height="0.952cm" svg:x="8.619cm" svg:y="12.749cm">
          <text:p text:style-name="P3"><text:span text:style-name="T2">Set EMPTY to ‘ 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xml:id="id14" draw:id="id14" draw:layer="layout" svg:width="5.715cm" svg:height="0.952cm" svg:x="7.667cm" svg:y="15.923cm">
          <text:p text:style-name="P3"><text:span text:style-name="T2">Set INITIAL_TREE_DENSITY to 0.20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5" draw:id="id15" draw:layer="layout" svg:width="5.715cm" svg:height="0.635cm" svg:x="7.667cm" svg:y="17.51cm">
          <text:p text:style-name="P3"><text:span text:style-name="T2">Set GROW_CHANCE to 0.01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0.524cm" svg:y1="5.445cm" svg:x2="10.524cm" svg:y2="6.398cm" draw:start-shape="id7" draw:start-glue-point="8" draw:end-shape="id8" draw:end-glue-point="0" svg:d="M10524 5445v953" svg:viewBox="0 0 1 954">
          <text:p/>
        </draw:connector>
        <draw:connector draw:style-name="gr17" draw:text-style-name="P8" draw:layer="layout" svg:x1="10.524cm" svg:y1="7.35cm" svg:x2="10.524cm" svg:y2="7.985cm" draw:start-shape="id8" draw:start-glue-point="2" draw:end-shape="id9" draw:end-glue-point="0" svg:d="M10524 7350v635" svg:viewBox="0 0 1 636">
          <text:p/>
        </draw:connector>
        <draw:connector draw:style-name="gr18" draw:text-style-name="P8" draw:layer="layout" svg:x1="10.524cm" svg:y1="8.937cm" svg:x2="10.524cm" svg:y2="9.574cm" draw:start-shape="id9" draw:start-glue-point="2" draw:end-shape="id10" draw:end-glue-point="0" svg:d="M10524 8937v637" svg:viewBox="0 0 1 638">
          <text:p/>
        </draw:connector>
        <draw:connector draw:style-name="gr19" draw:text-style-name="P8" draw:layer="layout" svg:x1="10.524cm" svg:y1="10.526cm" svg:x2="10.524cm" svg:y2="11.161cm" draw:end-shape="id11" draw:end-glue-point="0" svg:d="M10524 10526v635" svg:viewBox="0 0 1 636">
          <text:p/>
        </draw:connector>
        <draw:connector draw:style-name="gr20" draw:text-style-name="P8" draw:layer="layout" svg:x1="10.524cm" svg:y1="12.113cm" svg:x2="10.524cm" svg:y2="12.749cm" draw:start-shape="id11" draw:start-glue-point="2" draw:end-shape="id12" draw:end-glue-point="0" svg:d="M10524 12113v636" svg:viewBox="0 0 1 637">
          <text:p/>
        </draw:connector>
        <draw:connector draw:style-name="gr21" draw:text-style-name="P8" draw:layer="layout" svg:x1="10.525cm" svg:y1="15.287cm" svg:x2="10.524cm" svg:y2="15.923cm" draw:start-shape="id13" draw:start-glue-point="2" draw:end-shape="id14" draw:end-glue-point="0" svg:d="M10525 15287v318h-1v318" svg:viewBox="0 0 2 637">
          <text:p/>
        </draw:connector>
        <draw:connector draw:style-name="gr22" draw:text-style-name="P8" draw:layer="layout" svg:x1="10.524cm" svg:y1="16.875cm" svg:x2="10.524cm" svg:y2="17.51cm" draw:start-shape="id14" draw:start-glue-point="2" draw:end-shape="id15" draw:end-glue-point="0" svg:d="M10524 16875v635" svg:viewBox="0 0 1 636">
          <text:p/>
        </draw:connector>
        <draw:custom-shape draw:style-name="gr1" draw:text-style-name="P2" draw:layer="layout" svg:width="3.81cm" svg:height="0.952cm" svg:x="8.62cm" svg:y="2.905cm">
          <text:p text:style-name="P1"><text:span text:style-name="T1">Setup Consta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6" draw:id="id16" draw:layer="layout" svg:width="5.715cm" svg:height="0.635cm" svg:x="7.667cm" svg:y="18.78cm">
          <text:p text:style-name="P3"><text:span text:style-name="T2">Set FIRE_CHANCE to 0.01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0.524cm" svg:y1="18.145cm" svg:x2="10.524cm" svg:y2="18.78cm" draw:start-shape="id15" draw:start-glue-point="2" draw:end-shape="id16" draw:end-glue-point="0" svg:d="M10524 18145v635" svg:viewBox="0 0 1 636">
          <text:p/>
        </draw:connector>
        <draw:custom-shape draw:style-name="gr15" draw:text-style-name="P7" xml:id="id17" draw:id="id17" draw:layer="layout" svg:width="5.715cm" svg:height="0.635cm" svg:x="7.667cm" svg:y="20.05cm">
          <text:p text:style-name="P3"><text:span text:style-name="T2">Set PAUSE_LENGTH to 0.5</text:span>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svg:x1="10.524cm" svg:y1="19.415cm" svg:x2="10.524cm" svg:y2="20.05cm" draw:start-shape="id16" draw:start-glue-point="2" draw:end-shape="id17" draw:end-glue-point="0" svg:d="M10524 19415v635" svg:viewBox="0 0 1 636">
          <text:p/>
        </draw:connector>
        <draw:custom-shape draw:style-name="gr7" draw:text-style-name="P9" xml:id="id18" draw:id="id18" draw:layer="layout" svg:width="2.54cm" svg:height="0.952cm" svg:x="9.255cm" svg:y="21.637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8" draw:layer="layout" svg:x1="10.524cm" svg:y1="20.685cm" svg:x2="10.525cm" svg:y2="21.637cm" draw:start-shape="id17" draw:start-glue-point="2" draw:end-shape="id18" draw:end-glue-point="4" svg:d="M10524 20685v476h1v476" svg:viewBox="0 0 2 953">
          <text:p/>
        </draw:connector>
        <draw:custom-shape draw:style-name="gr26" draw:text-style-name="P14" xml:id="id13" draw:id="id13" draw:layer="layout" svg:width="3.81cm" svg:height="0.952cm" svg:x="8.62cm" svg:y="14.335cm">
          <text:p text:style-name="P3"><text:span text:style-name="T2">Set LAKE to ‘~’</text:span></text:p>
          <draw:enhanced-geometry svg:viewBox="0 0 21600 21600" draw:type="rectangle" draw:enhanced-path="M 0 0 L 21600 0 21600 21600 0 21600 0 0 Z N"/>
        </draw:custom-shape>
        <draw:connector draw:style-name="gr27" draw:text-style-name="P8" draw:layer="layout" svg:x1="10.524cm" svg:y1="13.701cm" svg:x2="10.525cm" svg:y2="14.335cm" draw:start-shape="id12" draw:start-glue-point="2" draw:end-shape="id13" draw:end-glue-point="0" svg:d="M10524 13701v317h1v317" svg:viewBox="0 0 2 635">
          <text:p/>
        </draw:connector>
      </draw:page>
      <draw:page draw:name="page3" draw:style-name="dp1" draw:master-page-name="Default">
        <draw:custom-shape draw:style-name="gr1" draw:text-style-name="P2" draw:layer="layout" svg:width="3.81cm" svg:height="0.952cm" svg:x="1cm" svg:y="1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3" draw:id="id23" draw:layer="layout" svg:width="3.81cm" svg:height="0.635cm" svg:x="8.62cm" svg:y="6.397cm">
          <text:p text:style-name="P3"><text:span text:style-name="T2">Create New Forest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xml:id="id19" draw:id="id19" draw:layer="layout" svg:width="3.81cm" svg:height="0.953cm" svg:x="8.62cm" svg:y="7.667cm">
          <text:p text:style-name="P3"><text:span text:style-name="T2">Set forest to the result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21" draw:id="id21" draw:layer="layout" svg:width="3.81cm" svg:height="1.27cm" svg:x="8.62cm" svg:y="13.065cm">
          <text:p text:style-name="P3"><text:span text:style-name="T2">Create a dictionary for the next simulation step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0.525cm" svg:y1="8.62cm" svg:x2="10.525cm" svg:y2="9.255cm" draw:start-shape="id19" draw:start-glue-point="2" draw:end-shape="id20" draw:end-glue-point="0" svg:d="M10525 8620v635" svg:viewBox="0 0 1 636">
          <text:p/>
        </draw:connector>
        <draw:custom-shape draw:style-name="gr28" draw:text-style-name="P7" xml:id="id22" draw:id="id22" draw:layer="layout" svg:width="3.81cm" svg:height="0.953cm" svg:x="8.62cm" svg:y="14.969cm">
          <text:p text:style-name="P3"><text:span text:style-name="T2">Set nextForest to this new dictionary 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0.525cm" svg:y1="14.335cm" svg:x2="10.525cm" svg:y2="14.969cm" draw:start-shape="id21" draw:start-glue-point="2" draw:end-shape="id22" draw:end-glue-point="0" svg:d="M10525 14335v634" svg:viewBox="0 0 1 635">
          <text:p/>
        </draw:connector>
        <draw:custom-shape draw:style-name="gr32" draw:text-style-name="P7" xml:id="id20" draw:id="id20" draw:layer="layout" svg:width="3.81cm" svg:height="0.635cm" svg:x="8.62cm" svg:y="9.255cm">
          <text:p text:style-name="P3"><text:span text:style-name="T2">Clear bext terminal</text:span></text:p>
          <draw:enhanced-geometry svg:viewBox="0 0 21600 21600" draw:type="rectangle" draw:enhanced-path="M 0 0 L 21600 0 21600 21600 0 21600 0 0 Z N"/>
        </draw:custom-shape>
        <draw:connector draw:style-name="gr33" draw:text-style-name="P8" draw:layer="layout" svg:x1="10.525cm" svg:y1="7.032cm" svg:x2="10.525cm" svg:y2="7.667cm" draw:start-shape="id23" draw:start-glue-point="2" draw:end-shape="id19" draw:end-glue-point="0" svg:d="M10525 7032v635" svg:viewBox="0 0 1 636">
          <text:p/>
        </draw:connector>
        <draw:connector draw:style-name="gr34" draw:text-style-name="P8" draw:layer="layout" svg:x1="10.525cm" svg:y1="9.89cm" svg:x2="10.526cm" svg:y2="10.525cm" draw:start-shape="id20" draw:start-glue-point="2" draw:end-shape="id24" draw:end-glue-point="4" svg:d="M10525 9890v317h1v318" svg:viewBox="0 0 2 636">
          <text:p/>
        </draw:connector>
        <draw:custom-shape draw:style-name="gr35" draw:text-style-name="P15" xml:id="id24" draw:id="id24" draw:layer="layout" svg:width="0.635cm" svg:height="0.635cm" svg:x="10.208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5" draw:id="id25" draw:layer="layout" svg:width="3.81cm" svg:height="0.635cm" svg:x="8.62cm" svg:y="11.795cm">
          <text:p text:style-name="P3"><text:span text:style-name="T2">Display Forest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svg:x1="10.526cm" svg:y1="11.16cm" svg:x2="10.525cm" svg:y2="11.795cm" draw:start-shape="id24" draw:start-glue-point="8" draw:end-shape="id25" draw:end-glue-point="0" svg:d="M10526 11160v317h-1v318" svg:viewBox="0 0 2 636">
          <text:p/>
        </draw:connector>
        <draw:connector draw:style-name="gr37" draw:text-style-name="P8" draw:layer="layout" svg:x1="10.525cm" svg:y1="12.43cm" svg:x2="10.525cm" svg:y2="13.065cm" draw:start-shape="id25" draw:start-glue-point="2" draw:end-shape="id21" draw:end-glue-point="0" svg:d="M10525 12430v635" svg:viewBox="0 0 1 636">
          <text:p/>
        </draw:connector>
        <draw:custom-shape draw:style-name="gr2" draw:text-style-name="P4" xml:id="id26" draw:id="id26" draw:layer="layout" svg:width="3.81cm" svg:height="0.635cm" svg:x="8.62cm" svg:y="16.557cm">
          <text:p text:style-name="P3"><text:span text:style-name="T2">Simulate Forest</text:span></text:p>
          <draw:enhanced-geometry svg:viewBox="0 0 21600 21600" draw:type="rectangle" draw:enhanced-path="M 0 0 L 21600 0 21600 21600 0 21600 0 0 Z N"/>
        </draw:custom-shape>
        <draw:connector draw:style-name="gr38" draw:text-style-name="P8" draw:layer="layout" svg:x1="10.525cm" svg:y1="15.922cm" svg:x2="10.525cm" svg:y2="16.557cm" draw:start-shape="id22" draw:start-glue-point="2" draw:end-shape="id26" draw:end-glue-point="0" svg:d="M10525 15922v635" svg:viewBox="0 0 1 636">
          <text:p/>
        </draw:connector>
        <draw:custom-shape draw:style-name="gr28" draw:text-style-name="P7" xml:id="id27" draw:id="id27" draw:layer="layout" svg:width="3.81cm" svg:height="0.953cm" svg:x="8.62cm" svg:y="17.827cm">
          <text:p text:style-name="P3"><text:span text:style-name="T2">Set forest to nextForest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svg:x1="10.525cm" svg:y1="17.192cm" svg:x2="10.525cm" svg:y2="17.827cm" draw:start-shape="id26" draw:start-glue-point="2" draw:end-shape="id27" draw:end-glue-point="0" svg:d="M10525 17192v635" svg:viewBox="0 0 1 636">
          <text:p/>
        </draw:connector>
        <draw:custom-shape draw:style-name="gr40" draw:text-style-name="P7" xml:id="id28" draw:id="id28" draw:layer="layout" svg:width="3.81cm" svg:height="1.271cm" svg:x="8.62cm" svg:y="19.414cm">
          <text:p text:style-name="P3"><text:span text:style-name="T2">Sleep for PAUSE_LENGTH seconds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10.525cm" svg:y1="18.78cm" svg:x2="10.525cm" svg:y2="19.414cm" draw:start-shape="id27" draw:start-glue-point="2" draw:end-shape="id28" draw:end-glue-point="0" svg:d="M10525 18780v634" svg:viewBox="0 0 1 635">
          <text:p/>
        </draw:connector>
        <draw:connector draw:style-name="gr42" draw:text-style-name="P8" draw:layer="layout" svg:x1="8.62cm" svg:y1="20.049cm" svg:x2="10.208cm" svg:y2="10.843cm" draw:start-shape="id28" draw:start-glue-point="3" draw:end-shape="id24" draw:end-glue-point="6" svg:d="M8620 20049h-501v-9206h2089" svg:viewBox="0 0 2090 9207">
          <text:p/>
        </draw:connector>
        <draw:custom-shape draw:style-name="gr7" draw:text-style-name="P9" xml:id="id29" draw:id="id29" draw:layer="layout" svg:width="2.54cm" svg:height="0.952cm" svg:x="9.255cm" svg:y="4.493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8" draw:layer="layout" svg:x1="10.525cm" svg:y1="5.445cm" svg:x2="10.525cm" svg:y2="6.397cm" draw:start-shape="id29" draw:start-glue-point="8" draw:end-shape="id23" draw:end-glue-point="0" svg:d="M10525 5445v952" svg:viewBox="0 0 1 953">
          <text:p/>
        </draw:connector>
        <draw:custom-shape draw:style-name="gr10" draw:text-style-name="P4" draw:layer="layout" svg:width="3.175cm" svg:height="0.952cm" svg:x="8.937cm" svg:y="21.32cm">
          <text:p text:style-name="P3"><text:span text:style-name="T2">Does Not Termin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9" xml:id="id30" draw:id="id30" draw:layer="layout" svg:width="2.54cm" svg:height="0.952cm" svg:x="9.255cm" svg:y="3.54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xml:id="id31" draw:id="id31" draw:layer="layout" svg:width="3.81cm" svg:height="2.221cm" svg:x="8.621cm" svg:y="5.763cm">
          <text:p text:style-name="P3"><text:span text:style-name="T2">Create a dictionary with width and height set to the WIDTH and HEIGHT constants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0.525cm" svg:y1="4.492cm" svg:x2="10.526cm" svg:y2="5.763cm" draw:start-shape="id30" draw:start-glue-point="8" draw:end-shape="id31" draw:end-glue-point="0" svg:d="M10525 4492v636h1v635" svg:viewBox="0 0 2 1272">
          <text:p/>
        </draw:connector>
        <draw:custom-shape draw:style-name="gr1" draw:text-style-name="P2" draw:layer="layout" svg:width="3.81cm" svg:height="0.952cm" svg:x="1cm" svg:y="1cm">
          <text:p text:style-name="P1"><text:span text:style-name="T1">Create New Fores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42" draw:id="id42" draw:layer="layout" svg:width="2.54cm" svg:height="0.952cm" svg:x="2.587cm" svg:y="23.543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7" xml:id="id33" draw:id="id33" draw:layer="layout" svg:width="5.08cm" svg:height="1.905cm" svg:x="7.984cm" svg:y="9.891cm">
          <text:p text:style-name="P3"><text:span text:style-name="T2">Is x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7" xml:id="id35" draw:id="id35" draw:layer="layout" svg:width="5.08cm" svg:height="1.905cm" svg:x="7.984cm" svg:y="14.338cm">
          <text:p text:style-name="P3"><text:span text:style-name="T2">Is y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7" xml:id="id32" draw:id="id32" draw:layer="layout" svg:width="3.81cm" svg:height="0.635cm" svg:x="8.619cm" svg:y="8.621cm">
          <text:p text:style-name="P3"><text:span text:style-name="T2">Set x to 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34" draw:id="id34" draw:layer="layout" svg:width="3.81cm" svg:height="0.635cm" svg:x="8.619cm" svg:y="13.068cm">
          <text:p text:style-name="P3"><text:span text:style-name="T2">Set y to 1</text:span></text:p>
          <draw:enhanced-geometry svg:viewBox="0 0 21600 21600" draw:type="rectangle" draw:enhanced-path="M 0 0 L 21600 0 21600 21600 0 21600 0 0 Z N"/>
        </draw:custom-shape>
        <draw:connector draw:style-name="gr46" draw:text-style-name="P8" draw:layer="layout" svg:x1="10.526cm" svg:y1="7.984cm" svg:x2="10.524cm" svg:y2="8.621cm" draw:start-shape="id31" draw:start-glue-point="2" draw:end-shape="id32" draw:end-glue-point="0" svg:d="M10526 7984v318h-2v319" svg:viewBox="0 0 3 638">
          <text:p/>
        </draw:connector>
        <draw:connector draw:style-name="gr47" draw:text-style-name="P8" draw:layer="layout" svg:x1="10.524cm" svg:y1="9.256cm" svg:x2="10.524cm" svg:y2="9.891cm" draw:start-shape="id32" draw:start-glue-point="2" draw:end-shape="id33" draw:end-glue-point="4" svg:d="M10524 9256v635" svg:viewBox="0 0 1 636">
          <text:p/>
        </draw:connector>
        <draw:connector draw:style-name="gr48" draw:text-style-name="P17" draw:layer="layout" svg:x1="10.524cm" svg:y1="11.796cm" svg:x2="10.524cm" svg:y2="13.068cm" draw:start-shape="id33" draw:start-glue-point="6" draw:end-shape="id34" draw:end-glue-point="0" svg:d="M10524 11796v1272" svg:viewBox="0 0 1 1273">
          <text:p text:style-name="P16"><text:span text:style-name="T6">Yes</text:span></text:p>
        </draw:connector>
        <draw:connector draw:style-name="gr49" draw:text-style-name="P17" draw:layer="layout" svg:x1="10.524cm" svg:y1="16.243cm" svg:x2="10.569cm" svg:y2="18.146cm" draw:start-shape="id35" draw:start-glue-point="6" draw:end-shape="id36" draw:end-glue-point="0" svg:d="M10524 16243v951h45v952" svg:viewBox="0 0 46 1904">
          <text:p text:style-name="P16"><text:span text:style-name="T6">Yes</text:span></text:p>
        </draw:connector>
        <draw:custom-shape draw:style-name="gr32" draw:text-style-name="P7" xml:id="id37" draw:id="id37" draw:layer="layout" svg:width="3.81cm" svg:height="0.635cm" svg:x="14.018cm" svg:y="10.526cm">
          <text:p text:style-name="P3"><text:span text:style-name="T2">Increment x</text:span></text:p>
          <draw:enhanced-geometry svg:viewBox="0 0 21600 21600" draw:type="rectangle" draw:enhanced-path="M 0 0 L 21600 0 21600 21600 0 21600 0 0 Z N"/>
        </draw:custom-shape>
        <draw:connector draw:style-name="gr50" draw:text-style-name="P8" draw:layer="layout" svg:x1="14.018cm" svg:y1="10.843cm" svg:x2="13.064cm" svg:y2="10.844cm" draw:start-shape="id37" draw:start-glue-point="3" draw:end-shape="id33" draw:end-glue-point="7" svg:d="M14018 10843h-476v1h-478" svg:viewBox="0 0 955 2">
          <text:p/>
        </draw:connector>
        <draw:custom-shape draw:style-name="gr32" draw:text-style-name="P7" xml:id="id38" draw:id="id38" draw:layer="layout" svg:width="3.81cm" svg:height="0.635cm" svg:x="14.018cm" svg:y="14.971cm">
          <text:p text:style-name="P3"><text:span text:style-name="T2">Increment y</text:span></text:p>
          <draw:enhanced-geometry svg:viewBox="0 0 21600 21600" draw:type="rectangle" draw:enhanced-path="M 0 0 L 21600 0 21600 21600 0 21600 0 0 Z N"/>
        </draw:custom-shape>
        <draw:connector draw:style-name="gr51" draw:text-style-name="P8" draw:layer="layout" svg:x1="14.018cm" svg:y1="15.288cm" svg:x2="13.064cm" svg:y2="15.291cm" draw:start-shape="id38" draw:start-glue-point="3" draw:end-shape="id35" draw:end-glue-point="7" svg:d="M14018 15288h-476v3h-478" svg:viewBox="0 0 955 4">
          <text:p/>
        </draw:connector>
        <draw:connector draw:style-name="gr52" draw:text-style-name="P18" draw:layer="layout" draw:line-skew="-3.307cm" svg:x1="7.984cm" svg:y1="15.291cm" svg:x2="9.255cm" svg:y2="20.051cm" draw:start-shape="id35" draw:start-glue-point="5" draw:end-shape="id39" draw:end-glue-point="6" svg:d="M7984 15291h-3808v4760h5079" svg:viewBox="0 0 5080 4761">
          <text:p text:style-name="P16"><text:span text:style-name="T3">No</text:span></text:p>
        </draw:connector>
        <draw:custom-shape draw:style-name="gr53" draw:text-style-name="P19" xml:id="id39" draw:id="id39" draw:layer="layout" svg:width="2.54cm" svg:height="0.635cm" svg:x="9.255cm" svg:y="19.733cm">
          <text:p text:style-name="P5"><text:span text:style-name="T3">End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8" draw:layer="layout" svg:x1="10.524cm" svg:y1="13.703cm" svg:x2="10.524cm" svg:y2="14.338cm" draw:start-shape="id34" draw:start-glue-point="2" draw:end-shape="id35" draw:end-glue-point="4" svg:d="M10524 13703v635" svg:viewBox="0 0 1 636">
          <text:p/>
        </draw:connector>
        <draw:custom-shape draw:style-name="gr53" draw:text-style-name="P19" xml:id="id40" draw:id="id40" draw:layer="layout" svg:width="2.54cm" svg:height="0.635cm" svg:x="2.587cm" svg:y="21.003cm">
          <text:p text:style-name="P5"><text:span text:style-name="T3">End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8" draw:layer="layout" svg:x1="13.065cm" svg:y1="18.463cm" svg:x2="17.828cm" svg:y2="15.288cm" draw:start-shape="id36" draw:start-glue-point="1" draw:end-shape="id38" draw:end-glue-point="1" svg:d="M13065 18463h5264v-3175h-501" svg:viewBox="0 0 5265 3176">
          <text:p/>
        </draw:connector>
        <draw:connector draw:style-name="gr56" draw:text-style-name="P8" draw:layer="layout" draw:line-skew="0.769cm" svg:x1="11.795cm" svg:y1="20.051cm" svg:x2="17.828cm" svg:y2="10.843cm" draw:start-shape="id39" draw:start-glue-point="10" draw:end-shape="id37" draw:end-glue-point="1" svg:d="M11795 20051h7303v-9208h-1270" svg:viewBox="0 0 7304 9209">
          <text:p/>
        </draw:connector>
        <draw:connector draw:style-name="gr57" draw:text-style-name="P18" draw:layer="layout" svg:x1="7.984cm" svg:y1="10.844cm" svg:x2="3.857cm" svg:y2="21.003cm" draw:start-shape="id33" draw:start-glue-point="5" draw:end-shape="id40" draw:end-glue-point="4" svg:d="M7984 10844h-4127v10159" svg:viewBox="0 0 4128 10160">
          <text:p text:style-name="P16"><text:span text:style-name="T3">No</text:span></text:p>
        </draw:connector>
        <draw:custom-shape draw:style-name="gr32" draw:text-style-name="P7" xml:id="id41" draw:id="id41" draw:layer="layout" svg:width="3.81cm" svg:height="0.635cm" svg:x="1.952cm" svg:y="22.273cm">
          <text:p text:style-name="P3"><text:span text:style-name="T2">Return the forest</text:span></text:p>
          <draw:enhanced-geometry svg:viewBox="0 0 21600 21600" draw:type="rectangle" draw:enhanced-path="M 0 0 L 21600 0 21600 21600 0 21600 0 0 Z N"/>
        </draw:custom-shape>
        <draw:connector draw:style-name="gr58" draw:text-style-name="P8" draw:layer="layout" svg:x1="3.857cm" svg:y1="21.638cm" svg:x2="3.857cm" svg:y2="22.273cm" draw:start-shape="id40" draw:start-glue-point="8" draw:end-shape="id41" draw:end-glue-point="0" svg:d="M3857 21638v635" svg:viewBox="0 0 1 636">
          <text:p/>
        </draw:connector>
        <draw:connector draw:style-name="gr59" draw:text-style-name="P8" draw:layer="layout" svg:x1="3.857cm" svg:y1="22.908cm" svg:x2="3.857cm" svg:y2="23.543cm" draw:start-shape="id41" draw:start-glue-point="2" draw:end-shape="id42" draw:end-glue-point="4" svg:d="M3857 22908v635" svg:viewBox="0 0 1 636">
          <text:p/>
        </draw:connector>
        <draw:custom-shape draw:style-name="gr60" draw:text-style-name="P4" xml:id="id36" draw:id="id36" draw:layer="layout" svg:width="4.991cm" svg:height="0.635cm" svg:x="8.074cm" svg:y="18.146cm">
          <text:p text:style-name="P3"><text:span text:style-name="T2">Create New Forest Cell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61" draw:text-style-name="P2" draw:layer="layout" svg:width="4.762cm" svg:height="0.952cm" svg:x="1cm" svg:y="1cm">
          <text:p text:style-name="P1"><text:span text:style-name="T1">Create New Forest Cell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xml:id="id43" draw:id="id43" draw:layer="layout" svg:width="4.445cm" svg:height="1.27cm" svg:x="2.269cm" svg:y="11.636cm">
          <text:p text:style-name="P3"><text:span text:style-name="T2">Pick a random number from 0 to 100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xml:id="id44" draw:id="id44" draw:layer="layout" svg:width="6.35cm" svg:height="1.905cm" svg:x="1.317cm" svg:y="14.176cm">
          <text:p text:style-name="P3"><text:span text:style-name="T2">Is it &lt;= TREE_DENSI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8" draw:layer="layout" svg:x1="4.491cm" svg:y1="12.906cm" svg:x2="4.492cm" svg:y2="14.176cm" draw:start-shape="id43" draw:start-glue-point="2" draw:end-shape="id44" draw:end-glue-point="4" svg:d="M4491 12906v635h1v635" svg:viewBox="0 0 2 1271">
          <text:p/>
        </draw:connector>
        <draw:custom-shape draw:style-name="gr62" draw:text-style-name="P7" xml:id="id45" draw:id="id45" draw:layer="layout" svg:width="4.445cm" svg:height="1.27cm" svg:x="2.222cm" svg:y="17.51cm">
          <text:p text:style-name="P3"><text:span text:style-name="T2">Set Forest at this location to EMPTY</text:span></text:p>
          <draw:enhanced-geometry svg:viewBox="0 0 21600 21600" draw:type="rectangle" draw:enhanced-path="M 0 0 L 21600 0 21600 21600 0 21600 0 0 Z N"/>
        </draw:custom-shape>
        <draw:connector draw:style-name="gr65" draw:text-style-name="P17" draw:layer="layout" svg:x1="4.492cm" svg:y1="16.081cm" svg:x2="4.444cm" svg:y2="17.51cm" draw:start-shape="id44" draw:start-glue-point="6" draw:end-shape="id45" draw:end-glue-point="0" svg:d="M4492 16081v715h-48v714" svg:viewBox="0 0 49 1430">
          <text:p text:style-name="P16"><text:span text:style-name="T6">No</text:span></text:p>
        </draw:connector>
        <draw:custom-shape draw:style-name="gr66" draw:text-style-name="P7" xml:id="id46" draw:id="id46" draw:layer="layout" svg:width="4.445cm" svg:height="1.429cm" svg:x="9.128cm" svg:y="14.493cm">
          <text:p text:style-name="P3"><text:span text:style-name="T2">Set Forest at this location to TREE</text:span></text:p>
          <draw:enhanced-geometry svg:viewBox="0 0 21600 21600" draw:type="rectangle" draw:enhanced-path="M 0 0 L 21600 0 21600 21600 0 21600 0 0 Z N"/>
        </draw:custom-shape>
        <draw:connector draw:style-name="gr67" draw:text-style-name="P17" draw:layer="layout" svg:x1="7.667cm" svg:y1="15.129cm" svg:x2="9.128cm" svg:y2="15.207cm" draw:start-shape="id44" draw:start-glue-point="7" draw:end-shape="id46" draw:end-glue-point="3" svg:d="M7667 15129h731v78h730" svg:viewBox="0 0 1462 79">
          <text:p text:style-name="P16"><text:span text:style-name="T6">Yes</text:span></text:p>
        </draw:connector>
        <draw:custom-shape draw:style-name="gr35" draw:text-style-name="P15" xml:id="id48" draw:id="id48" draw:layer="layout" svg:width="0.635cm" svg:height="0.635cm" svg:x="17.51cm" svg:y="14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8" draw:layer="layout" svg:x1="6.667cm" svg:y1="18.145cm" svg:x2="16.557cm" svg:y2="18.145cm" draw:start-shape="id45" draw:start-glue-point="1" draw:end-shape="id47" draw:end-glue-point="6" svg:d="M6667 18145h9890" svg:viewBox="0 0 9891 1">
          <text:p/>
        </draw:connector>
        <draw:connector draw:style-name="gr69" draw:text-style-name="P8" draw:layer="layout" svg:x1="13.573cm" svg:y1="15.207cm" svg:x2="17.51cm" svg:y2="15.208cm" draw:start-shape="id46" draw:start-glue-point="1" draw:end-shape="id48" draw:end-glue-point="6" svg:d="M13573 15207h1968v1h1969" svg:viewBox="0 0 3938 2">
          <text:p/>
        </draw:connector>
        <draw:custom-shape draw:style-name="gr70" draw:text-style-name="P14" xml:id="id49" draw:id="id49" draw:layer="layout" svg:width="5.715cm" svg:height="1.905cm" svg:x="1.634cm" svg:y="8.025cm">
          <text:p text:style-name="P3"><text:span text:style-name="T2">Is 25 &lt; x &lt; 45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4" xml:id="id50" draw:id="id50" draw:layer="layout" svg:width="5.715cm" svg:height="1.905cm" svg:x="8.62cm" svg:y="8.025cm">
          <text:p text:style-name="P3"><text:span text:style-name="T2">Is 7 &lt; y &lt; 15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1" draw:text-style-name="P17" draw:layer="layout" svg:x1="7.349cm" svg:y1="8.978cm" svg:x2="8.62cm" svg:y2="8.978cm" draw:start-shape="id49" draw:start-glue-point="7" draw:end-shape="id50" draw:end-glue-point="5" svg:d="M7349 8978h1271" svg:viewBox="0 0 1272 1">
          <text:p text:style-name="P16"><text:span text:style-name="T6">Yes</text:span></text:p>
        </draw:connector>
        <draw:custom-shape draw:style-name="gr72" draw:text-style-name="P14" xml:id="id51" draw:id="id51" draw:layer="layout" svg:width="4.445cm" svg:height="1.27cm" svg:x="15.605cm" svg:y="8.342cm">
          <text:p text:style-name="P3"><text:span text:style-name="T2">Set Forest at this location to LAKE</text:span></text:p>
          <draw:enhanced-geometry svg:viewBox="0 0 21600 21600" draw:type="rectangle" draw:enhanced-path="M 0 0 L 21600 0 21600 21600 0 21600 0 0 Z N"/>
        </draw:custom-shape>
        <draw:connector draw:style-name="gr73" draw:text-style-name="P17" draw:layer="layout" svg:x1="4.491cm" svg:y1="9.93cm" svg:x2="4.491cm" svg:y2="11.636cm" draw:start-shape="id49" draw:start-glue-point="6" draw:end-shape="id43" draw:end-glue-point="0" svg:d="M4491 9930v1706" svg:viewBox="0 0 1 1707">
          <text:p text:style-name="P16"><text:span text:style-name="T6">No</text:span></text:p>
        </draw:connector>
        <draw:connector draw:style-name="gr74" draw:text-style-name="P17" draw:layer="layout" svg:x1="14.335cm" svg:y1="8.978cm" svg:x2="15.605cm" svg:y2="8.977cm" draw:start-shape="id50" draw:start-glue-point="7" draw:end-shape="id51" draw:end-glue-point="3" svg:d="M14335 8978h634v-1h636" svg:viewBox="0 0 1271 2">
          <text:p text:style-name="P16"><text:span text:style-name="T6">Yes</text:span></text:p>
        </draw:connector>
        <draw:connector draw:style-name="gr75" draw:text-style-name="P8" draw:layer="layout" svg:x1="17.827cm" svg:y1="9.612cm" svg:x2="17.828cm" svg:y2="14.89cm" draw:start-shape="id51" draw:start-glue-point="2" draw:end-shape="id48" draw:end-glue-point="4" svg:d="M17827 9612v2639h1v2639" svg:viewBox="0 0 2 5279">
          <text:p/>
        </draw:connector>
        <draw:custom-shape draw:style-name="gr7" draw:text-style-name="P9" xml:id="id52" draw:id="id52" draw:layer="layout" svg:width="2.54cm" svg:height="0.952cm" svg:x="3.221cm" svg:y="5.762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8" draw:layer="layout" svg:x1="4.491cm" svg:y1="6.714cm" svg:x2="4.491cm" svg:y2="8.025cm" draw:start-shape="id52" draw:start-glue-point="8" draw:end-shape="id49" draw:end-glue-point="4" svg:d="M4491 6714v1311" svg:viewBox="0 0 1 1312">
          <text:p/>
        </draw:connector>
        <draw:custom-shape draw:style-name="gr7" draw:text-style-name="P9" xml:id="id47" draw:id="id47" draw:layer="layout" svg:width="2.54cm" svg:height="0.952cm" svg:x="16.557cm" svg:y="17.669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8" draw:layer="layout" svg:x1="17.828cm" svg:y1="15.525cm" svg:x2="17.827cm" svg:y2="17.669cm" draw:start-shape="id48" draw:start-glue-point="8" draw:end-shape="id47" draw:end-glue-point="4" svg:d="M17828 15525v1072h-1v1072" svg:viewBox="0 0 2 2145">
          <text:p/>
        </draw:connector>
      </draw:page>
      <draw:page draw:name="page6" draw:style-name="dp1" draw:master-page-name="Default">
        <draw:custom-shape draw:style-name="gr1" draw:text-style-name="P2" draw:layer="layout" svg:width="3.81cm" svg:height="0.952cm" svg:x="16.78cm" svg:y="1cm">
          <text:p text:style-name="P1"><text:span text:style-name="T1">Display Forest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xml:id="id55" draw:id="id55" draw:layer="layout" svg:width="5.08cm" svg:height="1.905cm" svg:x="6.848cm" svg:y="4.81cm">
          <text:p text:style-name="P3"><text:span text:style-name="T2">Is x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7" xml:id="id57" draw:id="id57" draw:layer="layout" svg:width="5.08cm" svg:height="1.905cm" svg:x="6.849cm" svg:y="8.938cm">
          <text:p text:style-name="P3"><text:span text:style-name="T2">Is y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7" xml:id="id53" draw:id="id53" draw:layer="layout" svg:width="3.81cm" svg:height="1.27cm" svg:x="7.483cm" svg:y="1.635cm">
          <text:p text:style-name="P3"><text:span text:style-name="T2">Move bext cursor to 0,0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56" draw:id="id56" draw:layer="layout" svg:width="3.81cm" svg:height="0.635cm" svg:x="7.484cm" svg:y="7.668cm">
          <text:p text:style-name="P3"><text:span text:style-name="T2">Set y to 1</text:span></text:p>
          <draw:enhanced-geometry svg:viewBox="0 0 21600 21600" draw:type="rectangle" draw:enhanced-path="M 0 0 L 21600 0 21600 21600 0 21600 0 0 Z N"/>
        </draw:custom-shape>
        <draw:connector draw:style-name="gr47" draw:text-style-name="P8" draw:layer="layout" svg:x1="9.388cm" svg:y1="2.905cm" svg:x2="9.389cm" svg:y2="3.54cm" draw:start-shape="id53" draw:start-glue-point="2" draw:end-shape="id54" draw:end-glue-point="0" svg:d="M9388 2905v317h1v318" svg:viewBox="0 0 2 636">
          <text:p/>
        </draw:connector>
        <draw:connector draw:style-name="gr48" draw:text-style-name="P17" draw:layer="layout" svg:x1="9.388cm" svg:y1="6.715cm" svg:x2="9.389cm" svg:y2="7.668cm" draw:start-shape="id55" draw:start-glue-point="6" draw:end-shape="id56" draw:end-glue-point="0" svg:d="M9388 6715v476h1v477" svg:viewBox="0 0 2 954">
          <text:p text:style-name="P16"><text:span text:style-name="T6">Yes</text:span></text:p>
        </draw:connector>
        <draw:connector draw:style-name="gr49" draw:text-style-name="P17" draw:layer="layout" svg:x1="9.389cm" svg:y1="10.843cm" svg:x2="9.413cm" svg:y2="12.747cm" draw:start-shape="id57" draw:start-glue-point="6" draw:end-shape="id58" draw:end-glue-point="0" svg:d="M9389 10843v952h24v952" svg:viewBox="0 0 25 1905">
          <text:p text:style-name="P16"><text:span text:style-name="T6">Yes</text:span></text:p>
        </draw:connector>
        <draw:custom-shape draw:style-name="gr32" draw:text-style-name="P7" xml:id="id59" draw:id="id59" draw:layer="layout" svg:width="3.81cm" svg:height="0.635cm" svg:x="12.882cm" svg:y="5.445cm">
          <text:p text:style-name="P3"><text:span text:style-name="T2">Increment x</text:span></text:p>
          <draw:enhanced-geometry svg:viewBox="0 0 21600 21600" draw:type="rectangle" draw:enhanced-path="M 0 0 L 21600 0 21600 21600 0 21600 0 0 Z N"/>
        </draw:custom-shape>
        <draw:connector draw:style-name="gr50" draw:text-style-name="P8" draw:layer="layout" svg:x1="12.882cm" svg:y1="5.762cm" svg:x2="11.928cm" svg:y2="5.763cm" draw:start-shape="id59" draw:start-glue-point="3" draw:end-shape="id55" draw:end-glue-point="7" svg:d="M12882 5762h-476v1h-478" svg:viewBox="0 0 955 2">
          <text:p/>
        </draw:connector>
        <draw:custom-shape draw:style-name="gr32" draw:text-style-name="P7" xml:id="id60" draw:id="id60" draw:layer="layout" svg:width="3.81cm" svg:height="0.635cm" svg:x="12.882cm" svg:y="9.573cm">
          <text:p text:style-name="P3"><text:span text:style-name="T2">Increment y</text:span></text:p>
          <draw:enhanced-geometry svg:viewBox="0 0 21600 21600" draw:type="rectangle" draw:enhanced-path="M 0 0 L 21600 0 21600 21600 0 21600 0 0 Z N"/>
        </draw:custom-shape>
        <draw:connector draw:style-name="gr51" draw:text-style-name="P8" draw:layer="layout" svg:x1="12.882cm" svg:y1="9.89cm" svg:x2="11.929cm" svg:y2="9.891cm" draw:start-shape="id60" draw:start-glue-point="3" draw:end-shape="id57" draw:end-glue-point="7" svg:d="M12882 9890h-476v1h-477" svg:viewBox="0 0 954 2">
          <text:p/>
        </draw:connector>
        <draw:connector draw:style-name="gr52" draw:text-style-name="P18" draw:layer="layout" draw:line-skew="-3.307cm" svg:x1="6.849cm" svg:y1="9.891cm" svg:x2="8.302cm" svg:y2="15.605cm" draw:start-shape="id57" draw:start-glue-point="5" draw:end-shape="id61" draw:end-glue-point="6" svg:d="M6849 9891h-3808v5714h5261" svg:viewBox="0 0 5262 5715">
          <text:p text:style-name="P16"><text:span text:style-name="T3">No</text:span></text:p>
        </draw:connector>
        <draw:custom-shape draw:style-name="gr53" draw:text-style-name="P19" xml:id="id61" draw:id="id61" draw:layer="layout" svg:width="2.54cm" svg:height="0.635cm" svg:x="8.302cm" svg:y="15.287cm">
          <text:p text:style-name="P5"><text:span text:style-name="T3">End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8" draw:layer="layout" svg:x1="9.389cm" svg:y1="8.303cm" svg:x2="9.389cm" svg:y2="8.938cm" draw:start-shape="id56" draw:start-glue-point="2" draw:end-shape="id57" draw:end-glue-point="4" svg:d="M9389 8303v635" svg:viewBox="0 0 1 636">
          <text:p/>
        </draw:connector>
        <draw:custom-shape draw:style-name="gr53" draw:text-style-name="P19" xml:id="id62" draw:id="id62" draw:layer="layout" svg:width="2.54cm" svg:height="0.635cm" svg:x="1.635cm" svg:y="17.51cm">
          <text:p text:style-name="P5"><text:span text:style-name="T3">End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line-skew="0.769cm" svg:x1="10.842cm" svg:y1="15.605cm" svg:x2="16.692cm" svg:y2="5.762cm" draw:start-shape="id61" draw:start-glue-point="10" draw:end-shape="id59" draw:end-glue-point="1" svg:d="M10842 15605h7120v-9843h-1270" svg:viewBox="0 0 7121 9844">
          <text:p/>
        </draw:connector>
        <draw:connector draw:style-name="gr57" draw:text-style-name="P18" draw:layer="layout" svg:x1="6.848cm" svg:y1="5.763cm" svg:x2="2.905cm" svg:y2="17.51cm" draw:start-shape="id55" draw:start-glue-point="5" draw:end-shape="id62" draw:end-glue-point="4" svg:d="M6848 5763h-3943v11747" svg:viewBox="0 0 3944 11748">
          <text:p text:style-name="P16"><text:span text:style-name="T3">No</text:span></text:p>
        </draw:connector>
        <draw:custom-shape draw:style-name="gr7" draw:text-style-name="P9" xml:id="id63" draw:id="id63" draw:layer="layout" svg:width="2.54cm" svg:height="0.952cm" svg:x="4.042cm" svg:y="1.803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8" draw:layer="layout" svg:x1="6.582cm" svg:y1="2.279cm" svg:x2="7.483cm" svg:y2="2.27cm" draw:start-shape="id63" draw:start-glue-point="10" draw:end-shape="id53" draw:end-glue-point="3" svg:d="M6582 2279h451v-9h450" svg:viewBox="0 0 902 10">
          <text:p/>
        </draw:connector>
        <draw:custom-shape draw:style-name="gr32" draw:text-style-name="P7" xml:id="id54" draw:id="id54" draw:layer="layout" svg:width="3.81cm" svg:height="0.635cm" svg:x="7.484cm" svg:y="3.54cm">
          <text:p text:style-name="P3"><text:span text:style-name="T2">Set x to 1</text:span></text:p>
          <draw:enhanced-geometry svg:viewBox="0 0 21600 21600" draw:type="rectangle" draw:enhanced-path="M 0 0 L 21600 0 21600 21600 0 21600 0 0 Z N"/>
        </draw:custom-shape>
        <draw:connector draw:style-name="gr79" draw:text-style-name="P8" draw:layer="layout" svg:x1="9.389cm" svg:y1="4.175cm" svg:x2="9.388cm" svg:y2="4.81cm" draw:start-shape="id54" draw:start-glue-point="2" draw:end-shape="id55" draw:end-glue-point="4" svg:d="M9389 4175v317h-1v318" svg:viewBox="0 0 2 636">
          <text:p/>
        </draw:connector>
        <draw:custom-shape draw:style-name="gr13" draw:text-style-name="P7" xml:id="id64" draw:id="id64" draw:layer="layout" svg:width="3.81cm" svg:height="0.952cm" svg:x="7.35cm" svg:y="19.415cm">
          <text:p text:style-name="P3"><text:span text:style-name="T2">Reset to default color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65" draw:id="id65" draw:layer="layout" svg:width="3.81cm" svg:height="0.635cm" svg:x="7.35cm" svg:y="21.002cm">
          <text:p text:style-name="P3"><text:span text:style-name="T2">Print grow chanc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66" draw:id="id66" draw:layer="layout" svg:width="3.81cm" svg:height="0.952cm" svg:x="7.35cm" svg:y="22.59cm">
          <text:p text:style-name="P3"><text:span text:style-name="T2">Print lightning chance</text:span></text:p>
          <draw:enhanced-geometry svg:viewBox="0 0 21600 21600" draw:type="rectangle" draw:enhanced-path="M 0 0 L 21600 0 21600 21600 0 21600 0 0 Z N"/>
        </draw:custom-shape>
        <draw:connector draw:style-name="gr80" draw:text-style-name="P8" draw:layer="layout" svg:x1="4.175cm" svg:y1="17.828cm" svg:x2="9.255cm" svg:y2="19.415cm" draw:start-shape="id62" draw:start-glue-point="10" draw:end-shape="id64" draw:end-glue-point="0" svg:d="M4175 17828h5080v1587" svg:viewBox="0 0 5081 1588">
          <text:p/>
        </draw:connector>
        <draw:connector draw:style-name="gr81" draw:text-style-name="P8" draw:layer="layout" svg:x1="9.255cm" svg:y1="20.367cm" svg:x2="9.255cm" svg:y2="21.002cm" draw:start-shape="id64" draw:start-glue-point="2" draw:end-shape="id65" draw:end-glue-point="0" svg:d="M9255 20367v635" svg:viewBox="0 0 1 636">
          <text:p/>
        </draw:connector>
        <draw:connector draw:style-name="gr82" draw:text-style-name="P8" draw:layer="layout" svg:x1="9.255cm" svg:y1="21.637cm" svg:x2="9.255cm" svg:y2="22.59cm" draw:start-shape="id65" draw:start-glue-point="2" draw:end-shape="id66" draw:end-glue-point="0" svg:d="M9255 21637v953" svg:viewBox="0 0 1 954">
          <text:p/>
        </draw:connector>
        <draw:custom-shape draw:style-name="gr32" draw:text-style-name="P7" xml:id="id67" draw:id="id67" draw:layer="layout" svg:width="3.81cm" svg:height="0.635cm" svg:x="7.35cm" svg:y="24.177cm">
          <text:p text:style-name="P3"><text:span text:style-name="T2">Print instructions</text:span></text:p>
          <draw:enhanced-geometry svg:viewBox="0 0 21600 21600" draw:type="rectangle" draw:enhanced-path="M 0 0 L 21600 0 21600 21600 0 21600 0 0 Z N"/>
        </draw:custom-shape>
        <draw:connector draw:style-name="gr83" draw:text-style-name="P8" draw:layer="layout" svg:x1="9.255cm" svg:y1="23.542cm" svg:x2="9.255cm" svg:y2="24.177cm" draw:start-shape="id66" draw:start-glue-point="2" draw:end-shape="id67" draw:end-glue-point="0" svg:d="M9255 23542v635" svg:viewBox="0 0 1 636">
          <text:p/>
        </draw:connector>
        <draw:custom-shape draw:style-name="gr7" draw:text-style-name="P9" xml:id="id68" draw:id="id68" draw:layer="layout" svg:width="2.54cm" svg:height="0.952cm" svg:x="7.985cm" svg:y="25.76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4" draw:text-style-name="P8" draw:layer="layout" svg:x1="9.255cm" svg:y1="24.812cm" svg:x2="9.255cm" svg:y2="25.765cm" draw:start-shape="id67" draw:start-glue-point="2" draw:end-shape="id68" draw:end-glue-point="4" svg:d="M9255 24812v953" svg:viewBox="0 0 1 954">
          <text:p/>
        </draw:connector>
        <draw:custom-shape draw:style-name="gr85" draw:text-style-name="P4" xml:id="id58" draw:id="id58" draw:layer="layout" svg:width="4.127cm" svg:height="0.635cm" svg:x="7.35cm" svg:y="12.747cm">
          <text:p text:style-name="P3"><text:span text:style-name="T2">Display Forest Cell</text:span></text:p>
          <draw:enhanced-geometry svg:viewBox="0 0 21600 21600" draw:type="rectangle" draw:enhanced-path="M 0 0 L 21600 0 21600 21600 0 21600 0 0 Z N"/>
        </draw:custom-shape>
        <draw:connector draw:style-name="gr86" draw:text-style-name="P8" draw:layer="layout" svg:x1="11.477cm" svg:y1="13.064cm" svg:x2="16.692cm" svg:y2="9.89cm" draw:start-shape="id58" draw:start-glue-point="1" draw:end-shape="id60" draw:end-glue-point="1" svg:d="M11477 13064h5716v-3174h-501" svg:viewBox="0 0 5717 3175">
          <text:p/>
        </draw:connector>
      </draw:page>
      <draw:page draw:name="page7" draw:style-name="dp1" draw:master-page-name="Default">
        <draw:custom-shape draw:style-name="gr1" draw:text-style-name="P2" draw:layer="layout" svg:width="3.81cm" svg:height="0.952cm" svg:x="1cm" svg:y="1cm">
          <text:p text:style-name="P1"><text:span text:style-name="T1">Display Forest Cell</text:span></text:p>
          <draw:enhanced-geometry svg:viewBox="0 0 21600 21600" draw:type="rectangle" draw:enhanced-path="M 0 0 L 21600 0 21600 21600 0 21600 0 0 Z N"/>
        </draw:custom-shape>
        <draw:custom-shape draw:style-name="gr87" draw:text-style-name="P7" xml:id="id69" draw:id="id69" draw:layer="layout" svg:width="5.397cm" svg:height="1.905cm" draw:transform="skewX (-0.0193731546971371) rotate (-0.0191986217719385) translate (1.818cm 7.35cm)">
          <text:p text:style-name="P3"><text:span text:style-name="T2">Is this cell a TRE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7" draw:text-style-name="P7" xml:id="id70" draw:id="id70" draw:layer="layout" svg:width="5.397cm" svg:height="1.905cm" svg:x="1.818cm" svg:y="10.954cm">
          <text:p text:style-name="P3"><text:span text:style-name="T2">Is this cell a FIR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4" xml:id="id71" draw:id="id71" draw:layer="layout" svg:width="5.397cm" svg:height="1.905cm" draw:transform="skewX (-0.00785398163397449) rotate (-0.00802851455917366) translate (1.818cm 14.236cm)">
          <text:p text:style-name="P3"><text:span text:style-name="T2">Is this cell a LAK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9" draw:text-style-name="P17" draw:layer="layout" svg:x1="4.517cm" svg:y1="9.308cm" svg:x2="4.517cm" svg:y2="10.954cm" draw:start-shape="id69" draw:start-glue-point="6" draw:end-shape="id70" draw:end-glue-point="4" svg:d="M4517 9308v1646" svg:viewBox="0 0 1 1647">
          <text:p text:style-name="P16"><text:span text:style-name="T6">No</text:span></text:p>
        </draw:connector>
        <draw:connector draw:style-name="gr90" draw:text-style-name="P17" draw:layer="layout" svg:x1="4.492cm" svg:y1="12.859cm" svg:x2="4.519cm" svg:y2="14.26cm" draw:end-shape="id71" draw:end-glue-point="4" svg:d="M4492 12859v449h27v952" svg:viewBox="0 0 28 1402">
          <text:p text:style-name="P16"><text:span text:style-name="T6">No</text:span></text:p>
        </draw:connector>
        <draw:custom-shape draw:style-name="gr32" draw:text-style-name="P7" xml:id="id72" draw:id="id72" draw:layer="layout" svg:width="3.81cm" svg:height="0.635cm" svg:x="8.62cm" svg:y="8.096cm">
          <text:p text:style-name="P3"><text:span text:style-name="T2">Set color to g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xml:id="id73" draw:id="id73" draw:layer="layout" svg:width="3.81cm" svg:height="0.635cm" svg:x="13.065cm" svg:y="8.096cm">
          <text:p text:style-name="P3"><text:span text:style-name="T2">Print TREE</text:span></text:p>
          <draw:enhanced-geometry svg:viewBox="0 0 21600 21600" draw:type="rectangle" draw:enhanced-path="M 0 0 L 21600 0 21600 21600 0 21600 0 0 Z N"/>
        </draw:custom-shape>
        <draw:connector draw:style-name="gr91" draw:text-style-name="P21" draw:layer="layout" svg:x1="7.214cm" svg:y1="8.407cm" svg:x2="8.62cm" svg:y2="8.413cm" draw:start-shape="id69" draw:start-glue-point="7" draw:end-shape="id72" draw:end-glue-point="3" svg:d="M7214 8407h704v6h702" svg:viewBox="0 0 1407 7">
          <text:p text:style-name="P20"><text:span text:style-name="T3">Yes</text:span></text:p>
        </draw:connector>
        <draw:connector draw:style-name="gr92" draw:text-style-name="P8" draw:layer="layout" svg:x1="12.43cm" svg:y1="8.413cm" svg:x2="13.065cm" svg:y2="8.413cm" draw:start-shape="id72" draw:start-glue-point="1" draw:end-shape="id73" draw:end-glue-point="3" svg:d="M12430 8413h635" svg:viewBox="0 0 636 1">
          <text:p/>
        </draw:connector>
        <draw:custom-shape draw:style-name="gr32" draw:text-style-name="P7" xml:id="id74" draw:id="id74" draw:layer="layout" svg:width="3.81cm" svg:height="0.635cm" svg:x="8.62cm" svg:y="11.589cm">
          <text:p text:style-name="P3"><text:span text:style-name="T2">Set color to 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75" draw:id="id75" draw:layer="layout" svg:width="3.81cm" svg:height="0.635cm" svg:x="13.065cm" svg:y="11.589cm">
          <text:p text:style-name="P3"><text:span text:style-name="T2">Print FIRE</text:span></text:p>
          <draw:enhanced-geometry svg:viewBox="0 0 21600 21600" draw:type="rectangle" draw:enhanced-path="M 0 0 L 21600 0 21600 21600 0 21600 0 0 Z N"/>
        </draw:custom-shape>
        <draw:connector draw:style-name="gr92" draw:text-style-name="P8" draw:layer="layout" svg:x1="12.43cm" svg:y1="11.906cm" svg:x2="13.065cm" svg:y2="11.906cm" draw:start-shape="id74" draw:start-glue-point="1" draw:end-shape="id75" draw:end-glue-point="3" svg:d="M12430 11906h635" svg:viewBox="0 0 636 1">
          <text:p/>
        </draw:connector>
        <draw:custom-shape draw:style-name="gr93" draw:text-style-name="P14" xml:id="id76" draw:id="id76" draw:layer="layout" svg:width="3.81cm" svg:height="0.635cm" svg:x="8.62cm" svg:y="14.97cm">
          <text:p text:style-name="P3"><text:span text:style-name="T2">Set color to b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1" draw:layer="layout" svg:x1="7.215cm" svg:y1="15.235cm" svg:x2="8.62cm" svg:y2="15.287cm" draw:start-shape="id71" draw:start-glue-point="7" draw:end-shape="id76" draw:end-glue-point="3" svg:d="M7215 15235h703v52h702" svg:viewBox="0 0 1406 53">
          <text:p text:style-name="P20"><text:span text:style-name="T6">Yes</text:span></text:p>
        </draw:connector>
        <draw:connector draw:style-name="gr95" draw:text-style-name="P21" draw:layer="layout" svg:x1="7.215cm" svg:y1="11.907cm" svg:x2="8.62cm" svg:y2="11.906cm" draw:start-shape="id70" draw:start-glue-point="7" draw:end-shape="id74" draw:end-glue-point="3" svg:d="M7215 11907h703v-1h702" svg:viewBox="0 0 1406 2">
          <text:p text:style-name="P20"><text:span text:style-name="T6">Yes</text:span></text:p>
        </draw:connector>
        <draw:custom-shape draw:style-name="gr87" draw:text-style-name="P7" xml:id="id77" draw:id="id77" draw:layer="layout" svg:width="5.397cm" svg:height="1.905cm" draw:transform="skewX (-0.00785398163397449) rotate (-0.00802851455917366) translate (1.818cm 17.51cm)">
          <text:p text:style-name="P3"><text:span text:style-name="T2">Is this cell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7" xml:id="id78" draw:id="id78" draw:layer="layout" svg:width="3.81cm" svg:height="0.635cm" svg:x="8.62cm" svg:y="18.244cm">
          <text:p text:style-name="P3"><text:span text:style-name="T2">Print EMP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1" draw:layer="layout" svg:x1="7.215cm" svg:y1="18.509cm" svg:x2="8.62cm" svg:y2="18.561cm" draw:start-shape="id77" draw:start-glue-point="7" draw:end-shape="id78" draw:end-glue-point="3" svg:d="M7215 18509h703v52h702" svg:viewBox="0 0 1406 53">
          <text:p text:style-name="P20"><text:span text:style-name="T6">Yes</text:span></text:p>
        </draw:connector>
        <draw:custom-shape draw:style-name="gr93" draw:text-style-name="P14" xml:id="id79" draw:id="id79" draw:layer="layout" svg:width="3.81cm" svg:height="0.635cm" svg:x="13.065cm" svg:y="14.97cm">
          <text:p text:style-name="P3"><text:span text:style-name="T2">Print LAKE</text:span></text:p>
          <draw:enhanced-geometry svg:viewBox="0 0 21600 21600" draw:type="rectangle" draw:enhanced-path="M 0 0 L 21600 0 21600 21600 0 21600 0 0 Z N"/>
        </draw:custom-shape>
        <draw:connector draw:style-name="gr96" draw:text-style-name="P8" draw:layer="layout" svg:x1="12.43cm" svg:y1="15.287cm" svg:x2="13.065cm" svg:y2="15.287cm" draw:start-shape="id76" draw:start-glue-point="1" draw:end-shape="id79" draw:end-glue-point="3" svg:d="M12430 15287h635" svg:viewBox="0 0 636 1">
          <text:p/>
        </draw:connector>
        <draw:custom-shape draw:style-name="gr7" draw:text-style-name="P9" xml:id="id80" draw:id="id80" draw:layer="layout" svg:width="2.54cm" svg:height="0.952cm" svg:x="3.222cm" svg:y="5.446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" draw:text-style-name="P8" draw:layer="layout" svg:x1="4.492cm" svg:y1="6.398cm" svg:x2="4.517cm" svg:y2="7.402cm" draw:start-shape="id80" draw:start-glue-point="8" draw:end-shape="id69" draw:end-glue-point="4" svg:d="M4492 6398v502h25v502" svg:viewBox="0 0 26 1005">
          <text:p/>
        </draw:connector>
        <draw:connector draw:style-name="gr98" draw:text-style-name="P17" draw:layer="layout" svg:x1="4.517cm" svg:y1="16.166cm" svg:x2="4.519cm" svg:y2="17.534cm" draw:start-shape="id71" draw:start-glue-point="6" draw:end-shape="id77" draw:end-glue-point="4" svg:d="M4517 16166v681h2v687" svg:viewBox="0 0 3 1369">
          <text:p text:style-name="P16"><text:span text:style-name="T6">No</text:span></text:p>
        </draw:connector>
        <draw:connector draw:style-name="gr99" draw:text-style-name="P8" draw:layer="layout" svg:x1="16.875cm" svg:y1="8.413cm" svg:x2="17.827cm" svg:y2="21.32cm" draw:start-shape="id73" draw:start-glue-point="1" draw:end-shape="id81" draw:end-glue-point="4" svg:d="M16875 8413h952v12907" svg:viewBox="0 0 953 12908">
          <text:p/>
        </draw:connector>
        <draw:connector draw:style-name="gr100" draw:text-style-name="P8" draw:layer="layout" svg:x1="16.875cm" svg:y1="11.906cm" svg:x2="17.827cm" svg:y2="21.32cm" draw:start-shape="id75" draw:start-glue-point="1" draw:end-shape="id81" draw:end-glue-point="4" svg:d="M16875 11906h952v9414" svg:viewBox="0 0 953 9415">
          <text:p/>
        </draw:connector>
        <draw:connector draw:style-name="gr101" draw:text-style-name="P8" draw:layer="layout" svg:x1="16.875cm" svg:y1="15.287cm" svg:x2="17.827cm" svg:y2="21.32cm" draw:start-shape="id79" draw:start-glue-point="1" draw:end-shape="id81" draw:end-glue-point="4" svg:d="M16875 15287h952v6033" svg:viewBox="0 0 953 6034">
          <text:p/>
        </draw:connector>
        <draw:connector draw:style-name="gr102" draw:text-style-name="P8" draw:layer="layout" svg:x1="12.43cm" svg:y1="18.561cm" svg:x2="17.827cm" svg:y2="21.32cm" draw:start-shape="id78" draw:start-glue-point="1" draw:end-shape="id81" draw:end-glue-point="4" svg:d="M12430 18561h5397v2759" svg:viewBox="0 0 5398 2760">
          <text:p/>
        </draw:connector>
        <draw:custom-shape draw:style-name="gr7" draw:text-style-name="P9" xml:id="id81" draw:id="id81" draw:layer="layout" svg:width="2.54cm" svg:height="0.952cm" svg:x="16.557cm" svg:y="21.32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" draw:text-style-name="P21" draw:layer="layout" svg:x1="4.517cm" svg:y1="19.44cm" svg:x2="16.557cm" svg:y2="21.796cm" draw:start-shape="id77" draw:start-glue-point="6" draw:end-shape="id81" draw:end-glue-point="6" svg:d="M4517 19440v2356h12040" svg:viewBox="0 0 12041 2357">
          <text:p text:style-name="P20"><text:span text:style-name="T6">No</text:span></text:p>
        </draw:connector>
      </draw:page>
      <draw:page draw:name="page8" draw:style-name="dp1" draw:master-page-name="Default">
        <draw:custom-shape draw:style-name="gr1" draw:text-style-name="P2" draw:layer="layout" svg:width="3.81cm" svg:height="0.952cm" svg:x="1cm" svg:y="1cm">
          <text:p text:style-name="P1"><text:span text:style-name="T1">Simulate Forest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xml:id="id82" draw:id="id82" draw:layer="layout" svg:width="5.08cm" svg:height="1.905cm" svg:x="7.031cm" svg:y="7.667cm">
          <text:p text:style-name="P3"><text:span text:style-name="T2">Is x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7" xml:id="id84" draw:id="id84" draw:layer="layout" svg:width="5.08cm" svg:height="1.905cm" svg:x="7.032cm" svg:y="11.795cm">
          <text:p text:style-name="P3"><text:span text:style-name="T2">Is y still within the m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7" xml:id="id83" draw:id="id83" draw:layer="layout" svg:width="3.81cm" svg:height="0.635cm" svg:x="7.667cm" svg:y="10.525cm">
          <text:p text:style-name="P3"><text:span text:style-name="T2">Set y to 1</text:span></text:p>
          <draw:enhanced-geometry svg:viewBox="0 0 21600 21600" draw:type="rectangle" draw:enhanced-path="M 0 0 L 21600 0 21600 21600 0 21600 0 0 Z N"/>
        </draw:custom-shape>
        <draw:connector draw:style-name="gr48" draw:text-style-name="P17" draw:layer="layout" svg:x1="9.571cm" svg:y1="9.572cm" svg:x2="9.572cm" svg:y2="10.525cm" draw:start-shape="id82" draw:start-glue-point="6" draw:end-shape="id83" draw:end-glue-point="0" svg:d="M9571 9572v476h1v477" svg:viewBox="0 0 2 954">
          <text:p text:style-name="P16"><text:span text:style-name="T6">Yes</text:span></text:p>
        </draw:connector>
        <draw:connector draw:style-name="gr49" draw:text-style-name="P17" draw:layer="layout" svg:x1="9.572cm" svg:y1="13.7cm" svg:x2="9.572cm" svg:y2="15.605cm" draw:start-shape="id84" draw:start-glue-point="6" draw:end-shape="id85" draw:end-glue-point="0" svg:d="M9572 13700v1905" svg:viewBox="0 0 1 1906">
          <text:p text:style-name="P16"><text:span text:style-name="T6">Yes</text:span></text:p>
        </draw:connector>
        <draw:custom-shape draw:style-name="gr32" draw:text-style-name="P7" xml:id="id86" draw:id="id86" draw:layer="layout" svg:width="3.81cm" svg:height="0.635cm" svg:x="13.065cm" svg:y="8.302cm">
          <text:p text:style-name="P3"><text:span text:style-name="T2">Increment x</text:span></text:p>
          <draw:enhanced-geometry svg:viewBox="0 0 21600 21600" draw:type="rectangle" draw:enhanced-path="M 0 0 L 21600 0 21600 21600 0 21600 0 0 Z N"/>
        </draw:custom-shape>
        <draw:connector draw:style-name="gr50" draw:text-style-name="P8" draw:layer="layout" svg:x1="13.065cm" svg:y1="8.619cm" svg:x2="12.111cm" svg:y2="8.62cm" draw:start-shape="id86" draw:start-glue-point="3" draw:end-shape="id82" draw:end-glue-point="7" svg:d="M13065 8619h-476v1h-478" svg:viewBox="0 0 955 2">
          <text:p/>
        </draw:connector>
        <draw:custom-shape draw:style-name="gr32" draw:text-style-name="P7" xml:id="id87" draw:id="id87" draw:layer="layout" svg:width="3.81cm" svg:height="0.635cm" svg:x="13.065cm" svg:y="12.43cm">
          <text:p text:style-name="P3"><text:span text:style-name="T2">Increment y</text:span></text:p>
          <draw:enhanced-geometry svg:viewBox="0 0 21600 21600" draw:type="rectangle" draw:enhanced-path="M 0 0 L 21600 0 21600 21600 0 21600 0 0 Z N"/>
        </draw:custom-shape>
        <draw:connector draw:style-name="gr51" draw:text-style-name="P8" draw:layer="layout" svg:x1="13.065cm" svg:y1="12.747cm" svg:x2="12.112cm" svg:y2="12.748cm" draw:start-shape="id87" draw:start-glue-point="3" draw:end-shape="id84" draw:end-glue-point="7" svg:d="M13065 12747h-476v1h-477" svg:viewBox="0 0 954 2">
          <text:p/>
        </draw:connector>
        <draw:connector draw:style-name="gr52" draw:text-style-name="P18" draw:layer="layout" draw:line-skew="-0.134cm" svg:x1="7.032cm" svg:y1="12.748cm" svg:x2="8.302cm" svg:y2="17.193cm" draw:start-shape="id84" draw:start-glue-point="5" draw:end-shape="id88" draw:end-glue-point="6" svg:d="M7032 12748h-635v4445h1905" svg:viewBox="0 0 1906 4446">
          <text:p text:style-name="P16"><text:span text:style-name="T3">No</text:span></text:p>
        </draw:connector>
        <draw:custom-shape draw:style-name="gr53" draw:text-style-name="P19" xml:id="id88" draw:id="id88" draw:layer="layout" svg:width="2.54cm" svg:height="0.635cm" svg:x="8.302cm" svg:y="16.875cm">
          <text:p text:style-name="P5"><text:span text:style-name="T3">End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8" draw:layer="layout" svg:x1="9.572cm" svg:y1="11.16cm" svg:x2="9.572cm" svg:y2="11.795cm" draw:start-shape="id83" draw:start-glue-point="2" draw:end-shape="id84" draw:end-glue-point="4" svg:d="M9572 11160v635" svg:viewBox="0 0 1 636">
          <text:p/>
        </draw:connector>
        <draw:custom-shape draw:style-name="gr53" draw:text-style-name="P19" xml:id="id89" draw:id="id89" draw:layer="layout" svg:width="2.54cm" svg:height="0.635cm" svg:x="4.492cm" svg:y="17.827cm">
          <text:p text:style-name="P5"><text:span text:style-name="T3">End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line-skew="0.451cm" svg:x1="10.842cm" svg:y1="17.193cm" svg:x2="16.875cm" svg:y2="8.619cm" draw:start-shape="id88" draw:start-glue-point="10" draw:end-shape="id86" draw:end-glue-point="1" svg:d="M10842 17193h6985v-8574h-952" svg:viewBox="0 0 6986 8575">
          <text:p/>
        </draw:connector>
        <draw:connector draw:style-name="gr57" draw:text-style-name="P18" draw:layer="layout" svg:x1="7.031cm" svg:y1="8.62cm" svg:x2="5.762cm" svg:y2="17.827cm" draw:start-shape="id82" draw:start-glue-point="5" draw:end-shape="id89" draw:end-glue-point="4" svg:d="M7031 8620h-1269v9207" svg:viewBox="0 0 1270 9208">
          <text:p text:style-name="P16"><text:span text:style-name="T3">No</text:span></text:p>
        </draw:connector>
        <draw:custom-shape draw:style-name="gr32" draw:text-style-name="P7" xml:id="id90" draw:id="id90" draw:layer="layout" svg:width="3.81cm" svg:height="0.635cm" svg:x="7.667cm" svg:y="6.397cm">
          <text:p text:style-name="P3"><text:span text:style-name="T2">Set x to 1</text:span></text:p>
          <draw:enhanced-geometry svg:viewBox="0 0 21600 21600" draw:type="rectangle" draw:enhanced-path="M 0 0 L 21600 0 21600 21600 0 21600 0 0 Z N"/>
        </draw:custom-shape>
        <draw:connector draw:style-name="gr79" draw:text-style-name="P8" draw:layer="layout" svg:x1="9.572cm" svg:y1="7.032cm" svg:x2="9.571cm" svg:y2="7.667cm" draw:start-shape="id90" draw:start-glue-point="2" draw:end-shape="id82" draw:end-glue-point="4" svg:d="M9572 7032v317h-1v318" svg:viewBox="0 0 2 636">
          <text:p/>
        </draw:connector>
        <draw:custom-shape draw:style-name="gr7" draw:text-style-name="P9" xml:id="id91" draw:id="id91" draw:layer="layout" svg:width="2.54cm" svg:height="0.952cm" svg:x="8.302cm" svg:y="4.81cm">
          <text:p text:style-name="P3"><text:span text:style-name="T2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8" draw:layer="layout" svg:x1="9.572cm" svg:y1="5.762cm" svg:x2="9.572cm" svg:y2="6.397cm" draw:start-shape="id91" draw:start-glue-point="8" draw:end-shape="id90" draw:end-glue-point="0" svg:d="M9572 5762v635" svg:viewBox="0 0 1 636">
          <text:p/>
        </draw:connector>
        <draw:custom-shape draw:style-name="gr2" draw:text-style-name="P4" xml:id="id85" draw:id="id85" draw:layer="layout" svg:width="3.81cm" svg:height="0.635cm" svg:x="7.667cm" svg:y="15.605cm">
          <text:p text:style-name="P3"><text:span text:style-name="T2">Simulate Forest Cell</text:span></text:p>
          <draw:enhanced-geometry svg:viewBox="0 0 21600 21600" draw:type="rectangle" draw:enhanced-path="M 0 0 L 21600 0 21600 21600 0 21600 0 0 Z N"/>
        </draw:custom-shape>
        <draw:connector draw:style-name="gr105" draw:text-style-name="P8" draw:layer="layout" svg:x1="11.477cm" svg:y1="15.922cm" svg:x2="16.875cm" svg:y2="12.747cm" draw:start-shape="id85" draw:start-glue-point="1" draw:end-shape="id87" draw:end-glue-point="1" svg:d="M11477 15922h5899v-3175h-501" svg:viewBox="0 0 5900 3176">
          <text:p/>
        </draw:connector>
        <draw:custom-shape draw:style-name="gr7" draw:text-style-name="P9" xml:id="id92" draw:id="id92" draw:layer="layout" svg:width="2.54cm" svg:height="0.952cm" svg:x="8.302cm" svg:y="19.41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6" draw:text-style-name="P8" draw:layer="layout" svg:x1="7.032cm" svg:y1="18.145cm" svg:x2="9.572cm" svg:y2="19.415cm" draw:start-shape="id89" draw:start-glue-point="10" draw:end-shape="id92" draw:end-glue-point="4" svg:d="M7032 18145h2540v1270" svg:viewBox="0 0 2541 1271">
          <text:p/>
        </draw:connector>
      </draw:page>
      <draw:page draw:name="page9" draw:style-name="dp1" draw:master-page-name="Default">
        <draw:custom-shape draw:style-name="gr1" draw:text-style-name="P2" draw:layer="layout" svg:width="3.81cm" svg:height="0.952cm" svg:x="1cm" svg:y="1cm">
          <text:p text:style-name="P1"><text:span text:style-name="T1">Simulate Forest Cell</text:span></text:p>
          <draw:enhanced-geometry svg:viewBox="0 0 21600 21600" draw:type="rectangle" draw:enhanced-path="M 0 0 L 21600 0 21600 21600 0 21600 0 0 Z N"/>
        </draw:custom-shape>
        <draw:custom-shape draw:style-name="gr107" draw:text-style-name="P7" xml:id="id93" draw:id="id93" draw:layer="layout" svg:width="5.08cm" svg:height="1.587cm" svg:x="1.635cm" svg:y="8.303cm">
          <text:p text:style-name="P3"><text:span text:style-name="T2">Is this cell 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7" xml:id="id94" draw:id="id94" draw:layer="layout" svg:width="5.08cm" svg:height="1.905cm" draw:transform="skewX (0.00785398163397448) rotate (0.00767944870877505) translate (1.635cm 13.739cm)">
          <text:p text:style-name="P3"><text:span text:style-name="T2">Is this cell a TRE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7" xml:id="id95" draw:id="id95" draw:layer="layout" svg:width="5.08cm" svg:height="1.905cm" svg:x="1.635cm" svg:y="18.779cm">
          <text:p text:style-name="P3"><text:span text:style-name="T2">Is this cell a FIR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9" draw:text-style-name="P17" draw:layer="layout" svg:x1="4.175cm" svg:y1="9.89cm" svg:x2="4.175cm" svg:y2="13.718cm" draw:start-shape="id93" draw:start-glue-point="6" draw:end-shape="id94" draw:end-glue-point="4" svg:d="M4175 9890v3828" svg:viewBox="0 0 1 3829">
          <text:p text:style-name="P16"><text:span text:style-name="T6">No</text:span></text:p>
        </draw:connector>
        <draw:connector draw:style-name="gr90" draw:text-style-name="P17" draw:layer="layout" svg:x1="4.175cm" svg:y1="15.624cm" svg:x2="4.175cm" svg:y2="18.779cm" draw:start-shape="id94" draw:start-glue-point="6" draw:end-shape="id95" draw:end-glue-point="4" svg:d="M4175 15624v3155" svg:viewBox="0 0 1 3156">
          <text:p text:style-name="P16"><text:span text:style-name="T6">No</text:span></text:p>
        </draw:connector>
        <draw:custom-shape draw:style-name="gr28" draw:text-style-name="P7" xml:id="id96" draw:id="id96" draw:layer="layout" svg:width="3.81cm" svg:height="0.953cm" svg:x="8.303cm" svg:y="8.62cm">
          <text:p text:style-name="P3"><text:span text:style-name="T2">Roll a random number</text:span></text:p>
          <draw:enhanced-geometry svg:viewBox="0 0 21600 21600" draw:type="rectangle" draw:enhanced-path="M 0 0 L 21600 0 21600 21600 0 21600 0 0 Z N"/>
        </draw:custom-shape>
        <draw:connector draw:style-name="gr91" draw:text-style-name="P21" draw:layer="layout" svg:x1="6.715cm" svg:y1="9.097cm" svg:x2="8.303cm" svg:y2="9.096cm" draw:start-shape="id93" draw:start-glue-point="7" draw:end-shape="id96" draw:end-glue-point="3" svg:d="M6715 9097h795v-1h793" svg:viewBox="0 0 1589 2">
          <text:p text:style-name="P20"><text:span text:style-name="T6">Yes</text:span></text:p>
        </draw:connector>
        <draw:custom-shape draw:style-name="gr108" draw:text-style-name="P7" xml:id="id100" draw:id="id100" draw:layer="layout" svg:width="3.81cm" svg:height="0.951cm" svg:x="8.303cm" svg:y="14.197cm">
          <text:p text:style-name="P3"><text:span text:style-name="T2">Roll a random number</text:span></text:p>
          <draw:enhanced-geometry svg:viewBox="0 0 21600 21600" draw:type="rectangle" draw:enhanced-path="M 0 0 L 21600 0 21600 21600 0 21600 0 0 Z N"/>
        </draw:custom-shape>
        <draw:custom-shape draw:style-name="gr109" draw:text-style-name="P7" xml:id="id102" draw:id="id102" draw:layer="layout" svg:width="4.445cm" svg:height="0.952cm" svg:x="14.018cm" svg:y="15.923cm">
          <text:p text:style-name="P3"><text:span text:style-name="T2">Put a FIRE in nextFore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7" draw:id="id97" draw:layer="layout" svg:width="3.81cm" svg:height="0.635cm" svg:x="8.303cm" svg:y="19.414cm">
          <text:p text:style-name="P3"><text:span text:style-name="T2">Spread FIRE</text:span></text:p>
          <draw:enhanced-geometry svg:viewBox="0 0 21600 21600" draw:type="rectangle" draw:enhanced-path="M 0 0 L 21600 0 21600 21600 0 21600 0 0 Z N"/>
        </draw:custom-shape>
        <draw:connector draw:style-name="gr94" draw:text-style-name="P21" draw:layer="layout" svg:x1="6.715cm" svg:y1="19.732cm" svg:x2="8.303cm" svg:y2="19.731cm" draw:start-shape="id95" draw:start-glue-point="7" draw:end-shape="id97" draw:end-glue-point="3" svg:d="M6715 19732h795v-1h793" svg:viewBox="0 0 1589 2">
          <text:p text:style-name="P20"><text:span text:style-name="T6">Yes</text:span></text:p>
        </draw:connector>
        <draw:custom-shape draw:style-name="gr107" draw:text-style-name="P7" xml:id="id98" draw:id="id98" draw:layer="layout" svg:width="5.08cm" svg:height="1.587cm" svg:x="7.668cm" svg:y="10.208cm">
          <text:p text:style-name="P3"><text:span text:style-name="T2">Less than </text:span><text:span text:style-name="T7">GROWTH_CHANCE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0" draw:text-style-name="P8" draw:layer="layout" svg:x1="10.208cm" svg:y1="9.573cm" svg:x2="10.208cm" svg:y2="10.208cm" draw:start-shape="id96" draw:start-glue-point="2" draw:end-shape="id98" draw:end-glue-point="4" svg:d="M10208 9573v635" svg:viewBox="0 0 1 636">
          <text:p/>
        </draw:connector>
        <draw:custom-shape draw:style-name="gr109" draw:text-style-name="P7" xml:id="id99" draw:id="id99" draw:layer="layout" svg:width="4.445cm" svg:height="0.952cm" svg:x="14.018cm" svg:y="10.525cm">
          <text:p text:style-name="P3"><text:span text:style-name="T2">Put a TREE in nextForest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svg:x1="7.668cm" svg:y1="11.002cm" svg:x2="4.175cm" svg:y2="13.718cm" draw:start-shape="id98" draw:start-glue-point="5" draw:end-shape="id94" draw:end-glue-point="4" svg:d="M7668 11002h-3493v2716" svg:viewBox="0 0 3494 2717">
          <text:p text:style-name="P22"><text:span text:style-name="T3">No</text:span></text:p>
        </draw:connector>
        <draw:connector draw:style-name="gr112" draw:text-style-name="P17" draw:layer="layout" svg:x1="12.748cm" svg:y1="11.002cm" svg:x2="14.018cm" svg:y2="11.001cm" draw:start-shape="id98" draw:start-glue-point="7" draw:end-shape="id99" draw:end-glue-point="3" svg:d="M12748 11002h635v-1h635" svg:viewBox="0 0 1271 2">
          <text:p text:style-name="P16"><text:span text:style-name="T6">Yes</text:span></text:p>
        </draw:connector>
        <draw:connector draw:style-name="gr113" draw:text-style-name="P17" draw:layer="layout" svg:x1="6.715cm" svg:y1="14.651cm" svg:x2="8.303cm" svg:y2="14.672cm" draw:start-shape="id94" draw:start-glue-point="7" draw:end-shape="id100" draw:end-glue-point="3" svg:d="M6715 14651h795v21h793" svg:viewBox="0 0 1589 22">
          <text:p text:style-name="P16"><text:span text:style-name="T6">Yes</text:span></text:p>
        </draw:connector>
        <draw:custom-shape draw:style-name="gr107" draw:text-style-name="P7" xml:id="id101" draw:id="id101" draw:layer="layout" svg:width="5.08cm" svg:height="1.587cm" svg:x="7.668cm" svg:y="15.606cm">
          <text:p text:style-name="P3"><text:span text:style-name="T2">Less than </text:span><text:span text:style-name="T7">FIRE_CHANCE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4" draw:text-style-name="P8" draw:layer="layout" svg:x1="10.208cm" svg:y1="15.148cm" svg:x2="10.208cm" svg:y2="15.606cm" draw:start-shape="id100" draw:start-glue-point="2" draw:end-shape="id101" draw:end-glue-point="4" svg:d="M10208 15148v458" svg:viewBox="0 0 1 459">
          <text:p/>
        </draw:connector>
        <draw:connector draw:style-name="gr115" draw:text-style-name="P17" draw:layer="layout" svg:x1="12.748cm" svg:y1="16.4cm" svg:x2="14.018cm" svg:y2="16.399cm" draw:start-shape="id101" draw:start-glue-point="7" draw:end-shape="id102" draw:end-glue-point="3" svg:d="M12748 16400h635v-1h635" svg:viewBox="0 0 1271 2">
          <text:p text:style-name="P16"><text:span text:style-name="T6">Yes</text:span></text:p>
        </draw:connector>
        <draw:custom-shape draw:style-name="gr32" draw:text-style-name="P7" xml:id="id103" draw:id="id103" draw:layer="layout" svg:width="3.81cm" svg:height="0.635cm" svg:x="2.27cm" svg:y="7.032cm">
          <text:p text:style-name="P3"><text:span text:style-name="T2">Look at forest x,y</text:span></text:p>
          <draw:enhanced-geometry svg:viewBox="0 0 21600 21600" draw:type="rectangle" draw:enhanced-path="M 0 0 L 21600 0 21600 21600 0 21600 0 0 Z N"/>
        </draw:custom-shape>
        <draw:connector draw:style-name="gr116" draw:text-style-name="P8" draw:layer="layout" svg:x1="4.175cm" svg:y1="7.667cm" svg:x2="4.175cm" svg:y2="8.303cm" draw:start-shape="id103" draw:start-glue-point="2" draw:end-shape="id93" draw:end-glue-point="4" svg:d="M4175 7667v636" svg:viewBox="0 0 1 637">
          <text:p/>
        </draw:connector>
        <draw:custom-shape draw:style-name="gr62" draw:text-style-name="P7" xml:id="id104" draw:id="id104" draw:layer="layout" svg:width="4.445cm" svg:height="1.27cm" svg:x="14.018cm" svg:y="19.097cm">
          <text:p text:style-name="P3"><text:span text:style-name="T2">Put EMPTY in nextForest</text:span></text:p>
          <draw:enhanced-geometry svg:viewBox="0 0 21600 21600" draw:type="rectangle" draw:enhanced-path="M 0 0 L 21600 0 21600 21600 0 21600 0 0 Z N"/>
        </draw:custom-shape>
        <draw:connector draw:style-name="gr117" draw:text-style-name="P8" draw:layer="layout" svg:x1="12.113cm" svg:y1="19.731cm" svg:x2="14.018cm" svg:y2="19.732cm" draw:start-shape="id97" draw:start-glue-point="1" draw:end-shape="id104" draw:end-glue-point="3" svg:d="M12113 19731h952v1h953" svg:viewBox="0 0 1906 2">
          <text:p/>
        </draw:connector>
        <draw:connector draw:style-name="gr118" draw:text-style-name="P23" draw:layer="layout" svg:x1="7.668cm" svg:y1="16.4cm" svg:x2="4.175cm" svg:y2="18.779cm" draw:start-shape="id101" draw:start-glue-point="5" draw:end-shape="id95" draw:end-glue-point="4" svg:d="M7668 16400h-3493v2379" svg:viewBox="0 0 3494 2380">
          <text:p text:style-name="P22"><text:span text:style-name="T3">No</text:span></text:p>
        </draw:connector>
        <draw:custom-shape draw:style-name="gr62" draw:text-style-name="P7" xml:id="id105" draw:id="id105" draw:layer="layout" svg:width="4.445cm" svg:height="1.27cm" svg:x="1.953cm" svg:y="22.907cm">
          <text:p text:style-name="P3"><text:span text:style-name="T2">Copy the value of the current cell to nextForest</text:span></text:p>
          <draw:enhanced-geometry svg:viewBox="0 0 21600 21600" draw:type="rectangle" draw:enhanced-path="M 0 0 L 21600 0 21600 21600 0 21600 0 0 Z N"/>
        </draw:custom-shape>
        <draw:connector draw:style-name="gr119" draw:text-style-name="P17" draw:layer="layout" svg:x1="4.175cm" svg:y1="20.684cm" svg:x2="4.175cm" svg:y2="22.907cm" draw:start-shape="id95" draw:start-glue-point="6" draw:end-shape="id105" draw:end-glue-point="0" svg:d="M4175 20684v2223" svg:viewBox="0 0 1 2224">
          <text:p text:style-name="P16"><text:span text:style-name="T6">No</text:span></text:p>
        </draw:connector>
        <draw:custom-shape draw:style-name="gr35" draw:text-style-name="P15" xml:id="id106" draw:id="id106" draw:layer="layout" svg:width="0.635cm" svg:height="0.635cm" svg:x="18.781cm" svg:y="23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8" draw:layer="layout" svg:x1="18.463cm" svg:y1="11.001cm" svg:x2="19.099cm" svg:y2="23.224cm" draw:start-shape="id99" draw:start-glue-point="1" draw:end-shape="id106" draw:end-glue-point="4" svg:d="M18463 11001h636v12223" svg:viewBox="0 0 637 12224">
          <text:p/>
        </draw:connector>
        <draw:connector draw:style-name="gr121" draw:text-style-name="P8" draw:layer="layout" svg:x1="18.463cm" svg:y1="16.399cm" svg:x2="19.099cm" svg:y2="23.224cm" draw:start-shape="id102" draw:start-glue-point="1" draw:end-shape="id106" draw:end-glue-point="4" svg:d="M18463 16399h636v6825" svg:viewBox="0 0 637 6826">
          <text:p/>
        </draw:connector>
        <draw:connector draw:style-name="gr122" draw:text-style-name="P8" draw:layer="layout" svg:x1="18.463cm" svg:y1="19.732cm" svg:x2="19.099cm" svg:y2="23.224cm" draw:start-shape="id104" draw:start-glue-point="1" draw:end-shape="id106" draw:end-glue-point="4" svg:d="M18463 19732h636v3492" svg:viewBox="0 0 637 3493">
          <text:p/>
        </draw:connector>
        <draw:connector draw:style-name="gr123" draw:text-style-name="P8" draw:layer="layout" svg:x1="6.398cm" svg:y1="23.542cm" svg:x2="18.781cm" svg:y2="23.542cm" draw:start-shape="id105" draw:start-glue-point="1" draw:end-shape="id106" draw:end-glue-point="6" svg:d="M6398 23542h12383" svg:viewBox="0 0 12384 1">
          <text:p/>
        </draw:connector>
        <draw:custom-shape draw:style-name="gr7" draw:text-style-name="P9" xml:id="id107" draw:id="id107" draw:layer="layout" svg:width="2.54cm" svg:height="0.952cm" svg:x="2.905cm" svg:y="2.905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4" draw:text-style-name="P8" draw:layer="layout" svg:x1="4.175cm" svg:y1="3.857cm" svg:x2="4.174cm" svg:y2="4.493cm" draw:start-shape="id107" draw:start-glue-point="8" draw:end-shape="id108" draw:end-glue-point="4" svg:d="M4175 3857v318h-1v318" svg:viewBox="0 0 2 637">
          <text:p/>
        </draw:connector>
        <draw:custom-shape draw:style-name="gr7" draw:text-style-name="P9" xml:id="id109" draw:id="id109" draw:layer="layout" svg:width="2.54cm" svg:height="0.952cm" svg:x="17.829cm" svg:y="25.448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5" draw:text-style-name="P8" draw:layer="layout" svg:x1="19.099cm" svg:y1="23.859cm" svg:x2="19.099cm" svg:y2="25.448cm" draw:start-shape="id106" draw:start-glue-point="8" draw:end-shape="id109" draw:end-glue-point="4" svg:d="M19099 23859v1589" svg:viewBox="0 0 1 1590">
          <text:p/>
        </draw:connector>
        <draw:custom-shape draw:style-name="gr126" draw:text-style-name="P7" xml:id="id108" draw:id="id108" draw:layer="layout" svg:width="5.715cm" svg:height="1.587cm" svg:x="1.317cm" svg:y="4.493cm">
          <text:p text:style-name="P3"><text:span text:style-name="T2">Is this cell already set in nextFores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7" draw:text-style-name="P17" draw:layer="layout" svg:x1="4.174cm" svg:y1="6.08cm" svg:x2="4.175cm" svg:y2="7.032cm" draw:start-shape="id108" draw:start-glue-point="6" draw:end-shape="id103" draw:end-glue-point="0" svg:d="M4174 6080v476h1v476" svg:viewBox="0 0 2 953">
          <text:p text:style-name="P16"><text:span text:style-name="T6">No</text:span></text:p>
        </draw:connector>
        <draw:connector draw:style-name="gr128" draw:text-style-name="P24" draw:layer="layout" svg:x1="7.032cm" svg:y1="5.287cm" svg:x2="19.099cm" svg:y2="23.224cm" draw:start-shape="id108" draw:start-glue-point="7" draw:end-shape="id106" draw:end-glue-point="4" svg:d="M7032 5287h12067v17937" svg:viewBox="0 0 12068 17938">
          <text:p text:style-name="P20"><text:span text:style-name="T3">Yes</text:span></text:p>
        </draw:connector>
      </draw:page>
      <draw:page draw:name="page10" draw:style-name="dp1" draw:master-page-name="Default">
        <draw:custom-shape draw:style-name="gr45" draw:text-style-name="P7" xml:id="id110" draw:id="id110" draw:layer="layout" svg:width="5.08cm" svg:height="1.905cm" svg:x="6.079cm" svg:y="7.984cm">
          <text:p text:style-name="P3"><text:span text:style-name="T2">Is ix less than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7" xml:id="id112" draw:id="id112" draw:layer="layout" svg:width="5.08cm" svg:height="1.905cm" svg:x="6.08cm" svg:y="12.112cm">
          <text:p text:style-name="P3"><text:span text:style-name="T2">Is iy less than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7" xml:id="id111" draw:id="id111" draw:layer="layout" svg:width="3.81cm" svg:height="0.635cm" svg:x="6.715cm" svg:y="10.842cm">
          <text:p text:style-name="P3"><text:span text:style-name="T2">Set iy to -1</text:span></text:p>
          <draw:enhanced-geometry svg:viewBox="0 0 21600 21600" draw:type="rectangle" draw:enhanced-path="M 0 0 L 21600 0 21600 21600 0 21600 0 0 Z N"/>
        </draw:custom-shape>
        <draw:connector draw:style-name="gr129" draw:text-style-name="P17" draw:layer="layout" svg:x1="8.619cm" svg:y1="9.889cm" svg:x2="8.62cm" svg:y2="10.842cm" draw:start-shape="id110" draw:start-glue-point="6" draw:end-shape="id111" draw:end-glue-point="0" svg:d="M8619 9889v476h1v477" svg:viewBox="0 0 2 954">
          <text:p text:style-name="P16"><text:span text:style-name="T6">Yes</text:span></text:p>
        </draw:connector>
        <draw:connector draw:style-name="gr130" draw:text-style-name="P17" draw:layer="layout" svg:x1="8.62cm" svg:y1="14.017cm" svg:x2="8.62cm" svg:y2="14.969cm" draw:start-shape="id112" draw:start-glue-point="6" draw:end-shape="id113" draw:end-glue-point="4" svg:d="M8620 14017v952" svg:viewBox="0 0 1 953">
          <text:p text:style-name="P16"><text:span text:style-name="T6">Yes</text:span></text:p>
        </draw:connector>
        <draw:custom-shape draw:style-name="gr32" draw:text-style-name="P7" xml:id="id114" draw:id="id114" draw:layer="layout" svg:width="3.81cm" svg:height="0.635cm" svg:x="12.113cm" svg:y="8.619cm">
          <text:p text:style-name="P3"><text:span text:style-name="T2">Increment ix</text:span></text:p>
          <draw:enhanced-geometry svg:viewBox="0 0 21600 21600" draw:type="rectangle" draw:enhanced-path="M 0 0 L 21600 0 21600 21600 0 21600 0 0 Z N"/>
        </draw:custom-shape>
        <draw:connector draw:style-name="gr50" draw:text-style-name="P8" draw:layer="layout" svg:x1="12.113cm" svg:y1="8.936cm" svg:x2="11.159cm" svg:y2="8.937cm" draw:start-shape="id114" draw:start-glue-point="3" draw:end-shape="id110" draw:end-glue-point="7" svg:d="M12113 8936h-476v1h-478" svg:viewBox="0 0 955 2">
          <text:p/>
        </draw:connector>
        <draw:custom-shape draw:style-name="gr32" draw:text-style-name="P7" xml:id="id115" draw:id="id115" draw:layer="layout" svg:width="3.81cm" svg:height="0.635cm" svg:x="12.113cm" svg:y="12.747cm">
          <text:p text:style-name="P3"><text:span text:style-name="T2">Increment iy</text:span></text:p>
          <draw:enhanced-geometry svg:viewBox="0 0 21600 21600" draw:type="rectangle" draw:enhanced-path="M 0 0 L 21600 0 21600 21600 0 21600 0 0 Z N"/>
        </draw:custom-shape>
        <draw:connector draw:style-name="gr51" draw:text-style-name="P8" draw:layer="layout" svg:x1="12.113cm" svg:y1="13.064cm" svg:x2="11.16cm" svg:y2="13.065cm" draw:start-shape="id115" draw:start-glue-point="3" draw:end-shape="id112" draw:end-glue-point="7" svg:d="M12113 13064h-476v1h-477" svg:viewBox="0 0 954 2">
          <text:p/>
        </draw:connector>
        <draw:connector draw:style-name="gr52" draw:text-style-name="P18" draw:layer="layout" draw:line-skew="-0.134cm" svg:x1="6.08cm" svg:y1="13.065cm" svg:x2="6.398cm" svg:y2="19.733cm" draw:start-shape="id112" draw:start-glue-point="5" draw:end-shape="id116" draw:end-glue-point="6" svg:d="M6080 13065h-635v6668h953" svg:viewBox="0 0 954 6669">
          <text:p text:style-name="P16"><text:span text:style-name="T3">No</text:span></text:p>
        </draw:connector>
        <draw:custom-shape draw:style-name="gr53" draw:text-style-name="P19" xml:id="id116" draw:id="id116" draw:layer="layout" svg:width="2.54cm" svg:height="0.635cm" svg:x="6.398cm" svg:y="19.415cm">
          <text:p text:style-name="P5"><text:span text:style-name="T3">End i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8" draw:layer="layout" svg:x1="8.62cm" svg:y1="11.477cm" svg:x2="8.62cm" svg:y2="12.112cm" draw:start-shape="id111" draw:start-glue-point="2" draw:end-shape="id112" draw:end-glue-point="4" svg:d="M8620 11477v635" svg:viewBox="0 0 1 636">
          <text:p/>
        </draw:connector>
        <draw:custom-shape draw:style-name="gr53" draw:text-style-name="P19" xml:id="id117" draw:id="id117" draw:layer="layout" svg:width="2.54cm" svg:height="0.635cm" svg:x="2.588cm" svg:y="20.367cm">
          <text:p text:style-name="P5"><text:span text:style-name="T3">End 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8" draw:layer="layout" draw:line-skew="1.721cm" svg:x1="8.938cm" svg:y1="19.733cm" svg:x2="15.923cm" svg:y2="8.936cm" draw:start-shape="id116" draw:start-glue-point="10" draw:end-shape="id114" draw:end-glue-point="1" svg:d="M8938 19733h9207v-10797h-2222" svg:viewBox="0 0 9208 10798">
          <text:p/>
        </draw:connector>
        <draw:connector draw:style-name="gr57" draw:text-style-name="P18" draw:layer="layout" svg:x1="6.079cm" svg:y1="8.937cm" svg:x2="3.858cm" svg:y2="20.367cm" draw:start-shape="id110" draw:start-glue-point="5" draw:end-shape="id117" draw:end-glue-point="4" svg:d="M6079 8937h-2221v11430" svg:viewBox="0 0 2222 11431">
          <text:p text:style-name="P16"><text:span text:style-name="T3">No</text:span></text:p>
        </draw:connector>
        <draw:custom-shape draw:style-name="gr32" draw:text-style-name="P7" xml:id="id118" draw:id="id118" draw:layer="layout" svg:width="3.81cm" svg:height="0.635cm" svg:x="6.715cm" svg:y="6.714cm">
          <text:p text:style-name="P3"><text:span text:style-name="T2">Set ix to -1</text:span></text:p>
          <draw:enhanced-geometry svg:viewBox="0 0 21600 21600" draw:type="rectangle" draw:enhanced-path="M 0 0 L 21600 0 21600 21600 0 21600 0 0 Z N"/>
        </draw:custom-shape>
        <draw:connector draw:style-name="gr79" draw:text-style-name="P8" draw:layer="layout" svg:x1="8.62cm" svg:y1="7.349cm" svg:x2="8.619cm" svg:y2="7.984cm" draw:start-shape="id118" draw:start-glue-point="2" draw:end-shape="id110" draw:end-glue-point="4" svg:d="M8620 7349v317h-1v318" svg:viewBox="0 0 2 636">
          <text:p/>
        </draw:connector>
        <draw:custom-shape draw:style-name="gr7" draw:text-style-name="P9" xml:id="id119" draw:id="id119" draw:layer="layout" svg:width="2.54cm" svg:height="0.952cm" svg:x="7.35cm" svg:y="5.127cm">
          <text:p text:style-name="P3"><text:span text:style-name="T2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4" draw:text-style-name="P8" draw:layer="layout" svg:x1="8.62cm" svg:y1="6.079cm" svg:x2="8.62cm" svg:y2="6.714cm" draw:start-shape="id119" draw:start-glue-point="8" draw:end-shape="id118" draw:end-glue-point="0" svg:d="M8620 6079v635" svg:viewBox="0 0 1 636">
          <text:p/>
        </draw:connector>
        <draw:custom-shape draw:style-name="gr7" draw:text-style-name="P9" xml:id="id120" draw:id="id120" draw:layer="layout" svg:width="2.54cm" svg:height="0.952cm" svg:x="6.398cm" svg:y="21.955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6" draw:text-style-name="P8" draw:layer="layout" svg:x1="5.128cm" svg:y1="20.685cm" svg:x2="7.668cm" svg:y2="21.955cm" draw:start-shape="id117" draw:start-glue-point="10" draw:end-shape="id120" draw:end-glue-point="4" svg:d="M5128 20685h2540v1270" svg:viewBox="0 0 2541 1271">
          <text:p/>
        </draw:connector>
        <draw:custom-shape draw:style-name="gr1" draw:text-style-name="P2" draw:layer="layout" svg:width="3.81cm" svg:height="0.952cm" svg:x="1cm" svg:y="1cm">
          <text:p text:style-name="P1"><text:span text:style-name="T1">Spread FIRE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xml:id="id113" draw:id="id113" draw:layer="layout" svg:width="5.08cm" svg:height="1.905cm" svg:x="6.08cm" svg:y="14.969cm">
          <text:p text:style-name="P3"><text:span text:style-name="T2">Is the cell at x+ix, y+iy a TRE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7" xml:id="id121" draw:id="id121" draw:layer="layout" svg:width="3.81cm" svg:height="1.27cm" svg:x="12.748cm" svg:y="15.287cm">
          <text:p text:style-name="P3"><text:span text:style-name="T2">Put a FIRE there in nextForest</text:span></text:p>
          <draw:enhanced-geometry svg:viewBox="0 0 21600 21600" draw:type="rectangle" draw:enhanced-path="M 0 0 L 21600 0 21600 21600 0 21600 0 0 Z N"/>
        </draw:custom-shape>
        <draw:connector draw:style-name="gr131" draw:text-style-name="P17" draw:layer="layout" svg:x1="11.16cm" svg:y1="15.922cm" svg:x2="12.748cm" svg:y2="15.922cm" draw:start-shape="id113" draw:start-glue-point="7" draw:end-shape="id121" draw:end-glue-point="3" svg:d="M11160 15922h1588" svg:viewBox="0 0 1589 1">
          <text:p text:style-name="P16"><text:span text:style-name="T6">Yes</text:span></text:p>
        </draw:connector>
        <draw:connector draw:style-name="gr132" draw:text-style-name="P8" draw:layer="layout" draw:line-skew="0.134cm" svg:x1="16.558cm" svg:y1="15.922cm" svg:x2="15.923cm" svg:y2="13.064cm" draw:start-shape="id121" draw:start-glue-point="1" draw:end-shape="id115" draw:end-glue-point="1" svg:d="M16558 15922h635v-2858h-1270" svg:viewBox="0 0 1271 2859">
          <text:p/>
        </draw:connector>
        <draw:connector draw:style-name="gr133" draw:text-style-name="P24" draw:layer="layout" draw:line-skew="0.769cm 0.769cm" svg:x1="8.62cm" svg:y1="16.874cm" svg:x2="15.923cm" svg:y2="13.064cm" draw:start-shape="id113" draw:start-glue-point="6" draw:end-shape="id115" draw:end-glue-point="1" svg:d="M8620 16874v1270h8573v-5080h-1270" svg:viewBox="0 0 8574 5081">
          <text:p text:style-name="P20"><text:span text:style-name="T3">No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2" draw:display-name="Arrowheads 102" svg:viewBox="0 0 20 20" svg:d="M0 20l10-20 10 20z"/>
    <draw:marker draw:name="Arrowheads_20_106" draw:display-name="Arrowheads 106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1" draw:display-name="Arrowheads 111" svg:viewBox="0 0 20 20" svg:d="M0 20l10-20 10 20z"/>
    <draw:marker draw:name="Arrowheads_20_113" draw:display-name="Arrowheads 113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9" draw:display-name="Arrowheads 99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7:30:10.400168548</meta:creation-date>
    <dc:date>2025-11-15T09:29:13.184278567</dc:date>
    <meta:editing-duration>PT31M9S</meta:editing-duration>
    <meta:editing-cycles>6</meta:editing-cycles>
    <meta:generator>LibreOffice/24.2.7.2$Linux_X86_64 LibreOffice_project/420$Build-2</meta:generator>
    <meta:print-date>2025-11-09T19:43:36.016937384</meta:print-date>
    <meta:printed-by>PDF files</meta:printed-by>
    <meta:document-statistic meta:object-count="267"/>
  </office:meta>
</office:document-meta>
</file>